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83000001197A346B434AF17411.png" manifest:media-type="image/png"/>
  <manifest:file-entry manifest:full-path="Pictures/100002010000022800000258367E6F8DD09F4157.png" manifest:media-type="image/png"/>
  <manifest:file-entry manifest:full-path="Pictures/100000000000000800000008FAA3659C24F98C4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39cm" fo:min-width="4.072cm"/>
    </style:style>
    <style:style style:name="gr2" style:family="graphic" style:parent-style-name="standard">
      <style:graphic-properties draw:stroke="none" draw:stroke-dash="Dashed_20__28_var_29__20_4" svg:stroke-width="0cm" draw:stroke-linejoin="none" svg:stroke-linecap="butt" draw:fill="solid" draw:fill-color="#ffffff" draw:textarea-horizontal-align="center" draw:textarea-vertical-align="middle"/>
    </style:style>
    <style:style style:name="gr3" style:family="graphic" style:parent-style-name="standard">
      <style:graphic-properties draw:stroke="none" draw:stroke-dash="Dashed_20__28_var_29__20_4" svg:stroke-width="0cm" draw:stroke-linejoin="none" svg:stroke-linecap="butt" draw:fill="solid" draw:fill-color="#000000" draw:textarea-horizontal-align="center" draw:textarea-vertical-align="middle"/>
    </style:style>
    <style:style style:name="gr4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textarea-horizontal-align="justify" draw:textarea-vertical-align="middle" draw:auto-grow-height="false" fo:min-height="0.29cm" fo:min-width="0.04cm"/>
    </style:style>
    <style:style style:name="gr6" style:family="graphic" style:parent-style-name="standard">
      <style:graphic-properties draw:stroke="dash" draw:stroke-dash="Dashed_20__28_var_29_" svg:stroke-width="0.053cm" svg:stroke-color="#000000" draw:marker-start-width="0.279cm" draw:marker-end-width="0.279cm" draw:fill="none" draw:textarea-horizontal-align="justify" draw:textarea-vertical-align="middle" draw:auto-grow-height="false" fo:min-height="0.801cm" fo:min-width="0.591cm" fo:padding-top="0.151cm" fo:padding-bottom="0.151cm" fo:padding-left="0.276cm" fo:padding-right="0.276cm"/>
    </style:style>
    <style:style style:name="gr7" style:family="graphic" style:parent-style-name="standard">
      <style:graphic-properties draw:stroke="dash" draw:stroke-dash="Dashed_20__28_var_29_" svg:stroke-width="0.053cm" svg:stroke-color="#000000" draw:marker-start-width="0.279cm" draw:marker-end-width="0.279cm" draw:fill="none" draw:textarea-horizontal-align="justify" draw:textarea-vertical-align="middle" draw:auto-grow-height="false" fo:min-height="0.868cm" fo:min-width="0.591cm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54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5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712cm"/>
      <style:paragraph-properties style:writing-mode="lr-tb"/>
    </style:style>
    <style:style style:name="gr11" style:family="graphic" style:parent-style-name="objectwithoutfill">
      <style:graphic-properties svg:stroke-width="0.053cm" svg:stroke-color="#000000" draw:marker-start-width="0.279cm" draw:marker-end="Symmetric_20_Arrow" draw:marker-end-width="0.279cm" draw:fill="solid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draw:textarea-horizontal-align="justify" draw:textarea-vertical-align="middle" draw:auto-grow-height="false" fo:min-height="0.608cm" fo:min-width="0.434cm"/>
    </style:style>
    <style:style style:name="gr13" style:family="graphic" style:parent-style-name="standard">
      <style:graphic-properties draw:textarea-horizontal-align="justify" draw:textarea-vertical-align="middle" draw:auto-grow-height="false" fo:min-height="0.609cm" fo:min-width="0.433cm"/>
    </style:style>
    <style:style style:name="gr14" style:family="graphic" style:parent-style-name="standard">
      <style:graphic-properties draw:textarea-horizontal-align="justify" draw:textarea-vertical-align="middle" draw:auto-grow-height="false" fo:min-height="0.608cm" fo:min-width="0.433cm"/>
    </style:style>
    <style:style style:name="gr15" style:family="graphic" style:parent-style-name="objectwithoutfill">
      <style:graphic-properties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solid" draw:stroke-dash="Dashed_20__28_var_29_" svg:stroke-width="0.053cm" svg:stroke-color="#000000" draw:marker-start-width="0.279cm" draw:marker-end-width="0.279cm" draw:fill="none" draw:textarea-horizontal-align="justify" draw:textarea-vertical-align="middle" draw:auto-grow-height="false" fo:min-height="0.801cm" fo:min-width="0.591cm" fo:padding-top="0.151cm" fo:padding-bottom="0.151cm" fo:padding-left="0.276cm" fo:padding-right="0.27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1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956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56cm"/>
      <style:paragraph-properties style:writing-mode="lr-tb"/>
    </style:style>
    <style:style style:name="gr21" style:family="graphic" style:parent-style-name="standard">
      <style:graphic-properties svg:stroke-width="0.035cm" svg:stroke-color="#000000" draw:marker-start-width="0.252cm" draw:marker-end-width="0.252cm" draw:fill="none" draw:fill-color="#000000" draw:textarea-horizontal-align="justify" draw:textarea-vertical-align="middle" draw:auto-grow-height="false" fo:min-height="0.343cm" fo:min-width="0.516cm" fo:padding-top="0.142cm" fo:padding-bottom="0.142cm" fo:padding-left="0.267cm" fo:padding-right="0.267cm"/>
    </style:style>
    <style:style style:name="gr22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3" style:family="graphic" style:parent-style-name="standard">
      <style:graphic-properties draw:fill="solid" draw:fill-color="#729fcf" draw:opacity="40%" draw:textarea-horizontal-align="justify" draw:textarea-vertical-align="middle" draw:auto-grow-height="false" fo:min-height="0.11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9cm" fo:min-width="0cm"/>
      <style:paragraph-properties style:writing-mode="lr-tb"/>
    </style:style>
    <style:style style:name="gr25" style:family="graphic" style:parent-style-name="objectwithoutfill">
      <style:graphic-properties draw:marker-end="Symmetric_20_Arrow" draw:fill="solid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45cm"/>
      <style:paragraph-properties style:writing-mode="lr-tb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textarea-horizontal-align="justify" draw:textarea-vertical-align="middle" draw:auto-grow-height="false" fo:min-height="1.008cm" fo:min-width="0.847cm"/>
    </style:style>
    <style:style style:name="gr29" style:family="graphic" style:parent-style-name="standard">
      <style:graphic-properties draw:textarea-horizontal-align="justify" draw:textarea-vertical-align="middle" draw:auto-grow-height="false" fo:min-height="5.338cm" fo:min-width="0cm"/>
    </style:style>
    <style:style style:name="gr30" style:family="graphic" style:parent-style-name="objectwithoutfill">
      <style:graphic-properties draw:stroke="dash" draw:stroke-dash="Dashed_20__28_var_29_"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31" style:family="graphic" style:parent-style-name="objectwithoutfill">
      <style:graphic-properties svg:stroke-width="0.035cm" svg:stroke-color="#000000" draw:marker-start="Symmetric_20_Arrow" draw:marker-start-width="0.252cm" draw:marker-end="Symmetric_20_Arrow" draw:marker-end-width="0.352cm" draw:fill="solid" draw:textarea-vertical-align="middle" fo:padding-top="0.142cm" fo:padding-bottom="0.142cm" fo:padding-left="0.267cm" fo:padding-right="0.26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32cm"/>
      <style:paragraph-properties style:writing-mode="lr-tb"/>
    </style:style>
    <style:style style:name="gr33" style:family="graphic" style:parent-style-name="objectwithoutfill">
      <style:graphic-properties svg:stroke-width="0.035cm" svg:stroke-color="#000000" draw:marker-start-width="0.252cm" draw:marker-end="Symmetric_20_Arrow" draw:marker-end-width="0.352cm" draw:fill="solid" draw:textarea-vertical-align="middle" fo:padding-top="0.142cm" fo:padding-bottom="0.142cm" fo:padding-left="0.267cm" fo:padding-right="0.267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167cm"/>
      <style:paragraph-properties style:writing-mode="lr-tb"/>
    </style:style>
    <style:style style:name="gr35" style:family="graphic" style:parent-style-name="standard">
      <style:graphic-properties draw:fill="bitmap" draw:fill-image-name="Dark_20_Downward_20_Diagonal" draw:opacity="28%" draw:textarea-horizontal-align="justify" draw:textarea-vertical-align="middle" draw:auto-grow-height="false" fo:min-height="1.909cm" fo:min-width="2.0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215cm"/>
      <style:paragraph-properties style:writing-mode="lr-tb"/>
    </style:style>
    <style:style style:name="gr37" style:family="graphic" style:parent-style-name="objectwithoutfill">
      <style:graphic-properties svg:stroke-width="0.053cm" svg:stroke-color="#000000" draw:marker-start-width="0.279cm" draw:marker-end="Arrow" draw:marker-end-width="0.279cm" draw:fill="solid" draw:textarea-vertical-align="middle" fo:padding-top="0.151cm" fo:padding-bottom="0.151cm" fo:padding-left="0.276cm" fo:padding-right="0.276cm"/>
    </style:style>
    <style:style style:name="gr38" style:family="graphic" style:parent-style-name="standard">
      <style:graphic-properties draw:stroke="none" draw:fill="none" fo:min-height="0.396cm"/>
    </style:style>
    <style:style style:name="gr3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objectwithoutfill">
      <style:graphic-properties svg:stroke-width="0.053cm" svg:stroke-color="#000000" draw:marker-start="Dimension_20_Lines" draw:marker-start-width="0.279cm" draw:marker-end="Dimension_20_Lines" draw:marker-end-width="0.379cm" draw:fill="solid" draw:textarea-vertical-align="middle" fo:padding-top="0.151cm" fo:padding-bottom="0.151cm" fo:padding-left="0.276cm" fo:padding-right="0.276cm"/>
    </style:style>
    <style:style style:name="gr41" style:family="graphic" style:parent-style-name="standard">
      <style:graphic-properties draw:stroke="none" svg:stroke-color="#000000" draw:fill="none" draw:fill-color="#ffffff" fo:min-height="0.812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3" style:family="graphic" style:parent-style-name="standard">
      <style:graphic-properties svg:stroke-color="#ffffff" draw:fill-color="#ffffff" draw:textarea-horizontal-align="justify" draw:textarea-vertical-align="middle" draw:auto-grow-height="false" fo:min-height="0.385cm" fo:min-width="0.897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9" style:family="paragraph">
      <loext:graphic-properties draw:fill="none" draw:fill-color="#000000"/>
      <style:paragraph-properties fo:text-align="center"/>
    </style:style>
    <style:style style:name="P10" style:family="paragraph">
      <loext:graphic-properties draw:fill="solid" draw:fill-color="#729fcf" draw:opacity="40%"/>
      <style:paragraph-properties fo:text-align="center"/>
    </style:style>
    <style:style style:name="P11" style:family="paragraph">
      <loext:graphic-properties draw:fill="bitmap" draw:fill-image-name="Dark_20_Downward_20_Diagonal" draw:opacity="28%"/>
      <style:paragraph-properties fo:text-align="center"/>
    </style:style>
    <style:style style:name="P12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3" style:family="paragraph">
      <style:text-properties fo:font-size="14pt" fo:font-weight="normal" style:font-size-asian="14pt" style:font-weight-asian="normal" style:font-size-complex="14pt" style:font-weight-complex="normal"/>
    </style:style>
    <style:style style:name="P14" style:family="paragraph">
      <loext:graphic-properties draw:fill="none" draw:fill-color="#ffffff"/>
      <style:text-properties fo:font-size="14pt" fo:font-weight="normal" style:font-size-asian="14pt" style:font-weight-asian="normal" style:font-size-complex="14pt" style:font-weight-complex="normal"/>
    </style:style>
    <style:style style:name="P15" style:family="paragraph">
      <loext:graphic-properties draw:fill="none" draw:fill-color="#ffffff"/>
      <style:text-properties fo:font-size="14pt" style:font-size-asian="14pt" style:font-size-complex="14pt"/>
    </style:style>
    <style:style style:name="P16" style:family="paragraph">
      <style:text-properties fo:font-size="12pt" style:font-size-asian="12pt" style:font-size-complex="12pt"/>
    </style:style>
    <style:style style:name="P17" style:family="paragraph">
      <loext:graphic-properties draw:fill="none" draw:fill-color="#ffffff"/>
      <style:text-properties fo:font-size="12pt" style:font-size-asian="12pt" style:font-size-complex="12pt"/>
    </style:style>
    <style:style style:name="P18" style:family="paragraph">
      <loext:graphic-properties draw:fill-color="#ffffff"/>
      <style:paragraph-properties fo:text-align="center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572cm" svg:height="0.889cm" svg:x="8.239cm" svg:y="6.58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$\dot{Q}$§svg§600§FALSE§</svg:desc>
          <draw:g>
            <draw:path draw:style-name="gr2" draw:text-style-name="P2" draw:layer="layout" svg:width="0.312cm" svg:height="0.496cm" svg:x="10.018cm" svg:y="5.597cm" svg:viewBox="0 0 313 497" svg:d="M156 497c-52 0-104 0-156 0 0-166 0-331 0-497 104 0 208 0 313 0 0 166 0 331 0 497-52 0-105 0-157 0z">
              <text:p/>
            </draw:path>
            <draw:path draw:style-name="gr3" draw:text-style-name="P3" draw:layer="layout" svg:width="0.052cm" svg:height="0.051cm" svg:x="10.201cm" svg:y="5.572cm" svg:viewBox="0 0 53 52" svg:d="M53 27c0-14-11-27-26-27-17 0-27 14-27 27 0 12 11 25 27 25s26-13 26-25z">
              <text:p/>
            </draw:path>
            <draw:path draw:style-name="gr3" draw:text-style-name="P3" draw:layer="layout" svg:width="0.338cm" svg:height="0.44cm" svg:x="10.017cm" svg:y="5.678cm" svg:viewBox="0 0 339 441" svg:d="M191 343c76-29 148-117 148-210 0-80-51-133-125-133-105 0-214 112-214 226 0 81 56 130 126 130 12 0 29-2 48-7-2 31-2 32-2 38 0 15 0 54 40 54 59 0 83-89 83-95 0-4-5-5-6-5-4 0-4 2-6 5-12 35-40 48-57 48-22 0-31-14-35-51zM99 339c-39-15-56-53-56-98 0-33 13-103 51-156 36-50 82-72 117-72 49 0 85 37 85 103 0 50-25 165-108 211-2-19-7-53-43-53-25 0-50 23-50 50 0 10 4 14 4 15zM128 345c-7 0-22 0-22-21 0-20 18-41 39-41s31 13 31 42c0 9-2 9-6 10-12 6-28 10-42 10z">
              <text:p/>
            </draw:path>
          </draw:g>
        </draw:g>
        <draw:line draw:style-name="gr4" draw:text-style-name="P4" draw:layer="layout" svg:x1="9.382cm" svg:y1="6.334cm" svg:x2="11.414cm" svg:y2="6.334cm">
          <text:p/>
        </draw:line>
        <draw:g>
          <svg:title>TexMaths</svg:title>
          <svg:desc>14§latex§$(P, \ v, \ z)_{\text{in}}$§svg§600§FALSE§</svg:desc>
          <draw:g>
            <draw:path draw:style-name="gr2" draw:text-style-name="P2" draw:layer="layout" svg:width="2.248cm" svg:height="0.44cm" svg:x="5.076cm" svg:y="6.74cm" svg:viewBox="0 0 2249 441" svg:d="M1124 441c-374 0-749 0-1124 0 0-147 0-294 0-441 750 0 1499 0 2249 0 0 147 0 294 0 441-375 0-750 0-1125 0z">
              <text:p/>
            </draw:path>
            <draw:path draw:style-name="gr3" draw:text-style-name="P3" draw:layer="layout" svg:width="0.114cm" svg:height="0.49cm" svg:x="5.1cm" svg:y="6.715cm" svg:viewBox="0 0 115 491" svg:d="M115 485c0-1 0-1-9-9-61-63-78-156-78-231 0-86 20-171 80-231 7-7 7-7 7-8 0-5-3-6-6-6-5 0-49 34-78 97-25 53-31 107-31 148 0 39 6 98 32 154 30 60 72 92 77 92 3 0 6-1 6-6z">
              <text:p/>
            </draw:path>
            <draw:path draw:style-name="gr3" draw:text-style-name="P3" draw:layer="layout" svg:width="0.35cm" svg:height="0.333cm" svg:x="5.262cm" svg:y="6.749cm" svg:viewBox="0 0 351 334" svg:d="M129 179c28 0 56 0 84 0 70 0 138-50 138-105 0-38-32-74-96-74-53 0-107 0-160 0-10 0-15 0-15 8 0 7 4 7 14 7 7 0 15 0 21 0 8 2 11 3 11 9 0 1 0 3-1 10-22 87-44 175-66 263-6 18-6 22-45 22-8 0-14 0-14 10 0 5 6 5 7 5 14 0 49-1 63-1 10 0 21 0 31 0 11 0 22 1 32 1 4 0 10 0 10-9 0-6-4-6-14-6-18 0-32 0-32-8 0-3 1-6 2-9 10-41 20-82 30-123zM165 34c4-17 4-19 27-19 15 0 31 0 46 0 41 0 67 13 67 47 0 19-10 61-29 79-24 21-53 25-76 25s-46 0-68 0c11-44 22-88 33-132z">
              <text:p/>
            </draw:path>
            <draw:path draw:style-name="gr3" draw:text-style-name="P3" draw:layer="layout" svg:width="0.058cm" svg:height="0.146cm" svg:x="5.614cm" svg:y="7.031cm" svg:viewBox="0 0 59 147" svg:d="M59 52c0-32-13-52-32-52-17 0-27 13-27 27 0 12 10 25 27 25 5 0 12-2 16-6 2-1 2-1 3-1 1 2 2 0 2 7 0 36-19 66-34 81-6 5-6 7-6 8 0 3 3 6 6 6 4 0 45-38 45-95z">
              <text:p/>
            </draw:path>
            <draw:path draw:style-name="gr3" draw:text-style-name="P3" draw:layer="layout" svg:width="0.215cm" svg:height="0.221cm" svg:x="5.969cm" svg:y="6.866cm" svg:viewBox="0 0 216 222" svg:d="M216 35c0-27-13-35-23-35-11 0-24 13-24 24 0 7 3 10 9 15 10 10 17 23 17 39 0 21-31 133-89 133-25 0-36-17-36-42 0-28 14-63 29-105 3-7 6-14 6-23 0-23-15-41-41-41-46 0-64 71-64 76s4 5 6 5c4 0 5-1 7-10 15-49 36-60 50-60 4 0 13 0 13 16 0 12-6 25-9 35-22 56-28 78-28 100 0 52 44 60 66 60 83 0 111-162 111-187z">
              <text:p/>
            </draw:path>
            <draw:path draw:style-name="gr3" draw:text-style-name="P3" draw:layer="layout" svg:width="0.056cm" svg:height="0.146cm" svg:x="6.254cm" svg:y="7.031cm" svg:viewBox="0 0 57 147" svg:d="M57 52c0-32-12-52-32-52-15 0-25 13-25 27 0 12 10 25 25 25 6 0 13-2 18-6 2-1 1-1 2-1s1 0 1 7c0 36-17 65-33 81-6 5-6 7-6 8 0 3 3 6 6 6 5 0 44-38 44-95z">
              <text:p/>
            </draw:path>
            <draw:path draw:style-name="gr3" draw:text-style-name="P3" draw:layer="layout" svg:width="0.208cm" svg:height="0.221cm" svg:x="6.615cm" svg:y="6.866cm" svg:viewBox="0 0 209 222" svg:d="M43 176c27-28 42-40 59-56 17-14 31-26 49-43 46-46 58-70 58-71 0-6-5-6-6-6-4 0-6 1-7 6-15 23-26 30-38 30s-17-7-25-15c-8-11-17-21-34-21-36 0-58 46-58 56 0 3 1 6 5 6s6-3 6-6c10-22 38-22 42-22 11 0 19 2 31 7 19 7 25 7 37 7-16 21-58 57-67 64-15 14-30 28-45 42-33 32-50 60-50 64s4 4 6 4c4 0 4-1 8-7 11-16 25-29 41-29 12 0 16 4 29 18 8 10 17 18 31 18 49 0 77-63 77-75 0-3-2-4-6-4s-5 2-7 5c-11 32-42 42-59 42-9 0-18-4-29-7-15-7-24-8-34-8-1 0-8 0-14 1z">
              <text:p/>
            </draw:path>
            <draw:path draw:style-name="gr3" draw:text-style-name="P3" draw:layer="layout" svg:width="0.112cm" svg:height="0.49cm" svg:x="6.873cm" svg:y="6.715cm" svg:viewBox="0 0 113 491" svg:d="M113 245c0-38-5-97-32-153-29-60-71-92-77-92-3 0-4 3-4 6 0 1 0 1 8 11 49 47 77 126 77 228 0 84-18 170-79 232-6 7-6 7-6 8 0 3 1 6 4 6 6 0 49-34 79-97 25-53 30-107 30-149z">
              <text:p/>
            </draw:path>
            <draw:path draw:style-name="gr3" draw:text-style-name="P3" draw:layer="layout" svg:width="0.075cm" svg:height="0.231cm" svg:x="7.055cm" svg:y="6.925cm" svg:viewBox="0 0 76 232" svg:d="M53 20c0-10-8-20-19-20-12 0-20 8-20 20s10 21 20 21c11 0 19-10 19-21zM1 84c0 4 0 8 0 13 21 0 24 2 24 19 0 29 0 59 0 88 0 16-3 16-25 16 0 4 0 8 0 12 13 0 25-1 38-1 12 0 25 0 38 1 0-4 0-8 0-12-21 0-24 0-24-14 0-42 0-83 0-125-17 1-34 2-51 3z">
              <text:p/>
            </draw:path>
            <draw:path draw:style-name="gr3" draw:text-style-name="P3" draw:layer="layout" svg:width="0.184cm" svg:height="0.15cm" svg:x="7.165cm" svg:y="7.006cm" svg:viewBox="0 0 185 151" svg:d="M158 46c0-29-14-46-52-46-28 0-46 15-56 32 0-11 0-21 0-32-16 1-33 2-50 3 0 4 0 8 0 12 22 0 25 3 25 20 0 29 0 59 0 88 0 15-3 15-25 15 0 5 0 9 0 13 13 0 25-1 39-1 13 0 37 0 39 1 0-4 0-8 0-13-22 0-25 0-25-15 0-20 0-41 0-61 0-37 28-54 51-54 25 0 28 20 28 37 0 26 0 52 0 78 0 15-5 15-27 15 0 5 0 9 0 13 1 0 25-1 39-1s38 0 41 1c0-4 0-8 0-13-23 0-27 0-27-15 0-26 0-51 0-77z">
              <text:p/>
            </draw:path>
          </draw:g>
        </draw:g>
        <draw:g>
          <svg:title>TexMaths</svg:title>
          <svg:desc>14§latex§$(P, \ v, \ z)_{\text{out}}$§svg§600§FALSE§</svg:desc>
          <draw:g>
            <draw:path draw:style-name="gr2" draw:text-style-name="P2" draw:layer="layout" svg:width="2.473cm" svg:height="0.438cm" svg:x="13.573cm" svg:y="6.759cm" svg:viewBox="0 0 2474 439" svg:d="M0 0c825 0 1649 0 2474 0 0 146 0 292 0 439-825 0-1649 0-2474 0 0-147 0-293 0-439z">
              <text:p/>
            </draw:path>
            <draw:path draw:style-name="gr3" draw:text-style-name="P3" draw:layer="layout" svg:width="0.112cm" svg:height="0.488cm" svg:x="13.597cm" svg:y="6.734cm" svg:viewBox="0 0 113 489" svg:d="M113 483c0-1 0-1-8-9-62-62-77-154-77-229 0-86 18-171 80-232 5-6 5-6 5-9s-1-4-4-4c-5 0-49 34-78 95-25 54-31 109-31 150 0 37 6 97 32 152 30 60 72 92 77 92 3 0 4-1 4-6z">
              <text:p/>
            </draw:path>
            <draw:path draw:style-name="gr3" draw:text-style-name="P3" draw:layer="layout" svg:width="0.349cm" svg:height="0.334cm" svg:x="13.759cm" svg:y="6.766cm" svg:viewBox="0 0 350 335" svg:d="M129 180c28 0 56 0 84 0 70 0 137-51 137-106 0-38-32-74-97-74-53 0-106 0-159 0-9 0-14 0-14 10 0 5 4 5 14 5 7 0 15 2 21 2 8 1 11 3 11 8 0 2 0 3-1 9-23 87-45 175-68 262-4 20-5 24-44 24-7 0-13 0-13 8 0 7 6 7 7 7 14 0 49-2 63-2 10 0 21 1 31 1 11 0 21 1 32 1 3 0 10 0 10-11 0-4-4-4-14-4-18 0-32 0-32-10 0-3 1-5 1-8 10-41 20-81 31-122zM164 35c4-18 5-20 26-20 16 0 32 0 48 0 40 0 67 14 67 48 0 19-10 61-29 78-24 22-55 27-76 27-23 0-47 0-70 0 11-45 23-89 34-133z">
              <text:p/>
            </draw:path>
            <draw:path draw:style-name="gr3" draw:text-style-name="P3" draw:layer="layout" svg:width="0.056cm" svg:height="0.146cm" svg:x="14.11cm" svg:y="7.048cm" svg:viewBox="0 0 57 147" svg:d="M57 52c0-32-12-52-30-52-17 0-27 13-27 27 0 12 10 26 27 26 5 0 12-3 16-7 2-1 2-1 3-1 0 2 0 0 0 7 0 36-16 66-32 82-5 5-6 6-6 7 0 4 2 6 5 6 5 0 44-38 44-95z">
              <text:p/>
            </draw:path>
            <draw:path draw:style-name="gr3" draw:text-style-name="P3" draw:layer="layout" svg:width="0.216cm" svg:height="0.22cm" svg:x="14.464cm" svg:y="6.885cm" svg:viewBox="0 0 217 221" svg:d="M217 34c0-27-14-34-23-34-12 0-23 13-23 24 0 5 3 8 7 14 11 10 16 22 16 40 0 20-29 133-86 133-25 0-37-18-37-43 0-27 13-63 28-104 5-8 6-15 6-25 0-21-15-39-39-39-46 0-66 71-66 75 0 5 6 5 7 5 4 0 4-2 7-9 14-49 35-61 50-61 3 0 12 0 12 17 0 11-5 25-9 33-21 57-28 80-28 101 0 53 44 60 66 60 82 0 112-162 112-187z">
              <text:p/>
            </draw:path>
            <draw:path draw:style-name="gr3" draw:text-style-name="P3" draw:layer="layout" svg:width="0.056cm" svg:height="0.146cm" svg:x="14.748cm" svg:y="7.048cm" svg:viewBox="0 0 57 147" svg:d="M57 52c0-32-11-52-30-52-17 0-27 13-27 27 0 12 10 26 27 26 5 0 12-3 16-7 2-1 2-1 3-1 1 2 2 0 2 7 0 36-18 66-34 82-5 5-6 6-6 7 0 4 3 6 5 6 5 0 44-38 44-95z">
              <text:p/>
            </draw:path>
            <draw:path draw:style-name="gr3" draw:text-style-name="P3" draw:layer="layout" svg:width="0.207cm" svg:height="0.22cm" svg:x="15.109cm" svg:y="6.885cm" svg:viewBox="0 0 208 221" svg:d="M45 175c26-28 40-41 59-55 0-1 29-26 47-45 48-46 57-68 57-71 0-4-4-4-5-4-3 0-4 0-7 6-14 22-25 30-36 30-12 0-19-7-26-15-9-11-18-21-33-21-38 0-60 45-60 56 0 1 1 5 5 5s6-2 7-5c10-22 38-24 42-24 10 0 20 4 31 7 20 9 25 9 38 9-18 20-59 55-69 64-15 13-30 27-45 40-32 32-50 60-50 65 0 4 6 4 7 4 3 0 4 0 7-6 11-17 27-31 42-31 11 0 17 5 28 19 8 11 18 18 32 18 49 0 77-62 77-76 0-1-1-4-6-4-4 0-5 3-7 6-11 32-43 42-58 42-10 0-20-3-30-7-16-6-23-9-35-9-4 1-8 0-12 2z">
              <text:p/>
            </draw:path>
            <draw:path draw:style-name="gr3" draw:text-style-name="P3" draw:layer="layout" svg:width="0.114cm" svg:height="0.488cm" svg:x="15.367cm" svg:y="6.734cm" svg:viewBox="0 0 115 489" svg:d="M115 245c0-38-6-98-34-153-29-60-71-92-75-92-5 0-6 1-6 4s0 3 10 13c47 47 75 126 75 228 0 83-18 169-78 231-7 6-7 6-7 7 0 5 1 6 6 6 4 0 49-34 77-95 25-54 32-109 32-149z">
              <text:p/>
            </draw:path>
            <draw:path draw:style-name="gr3" draw:text-style-name="P3" draw:layer="layout" svg:width="0.168cm" svg:height="0.154cm" svg:x="15.543cm" svg:y="7.022cm" svg:viewBox="0 0 169 155" svg:d="M169 80c0-44-38-80-85-80s-84 36-84 80c0 42 37 75 84 75s85-33 85-75zM84 145c-13 0-31-4-42-21-10-14-10-32-10-47 0-16 0-35 11-50 10-10 24-17 41-17 21 0 35 8 43 19 10 14 10 32 10 48s0 33-11 47c-8 14-25 21-42 21z">
              <text:p/>
            </draw:path>
            <draw:path draw:style-name="gr3" draw:text-style-name="P3" draw:layer="layout" svg:width="0.184cm" svg:height="0.153cm" svg:x="15.745cm" svg:y="7.023cm" svg:viewBox="0 0 185 154" svg:d="M105 4c0 4 0 8 0 11 24 0 27 3 27 20 0 19 0 39 0 59 0 30-20 51-47 51-30 0-32-15-32-32 0-38 0-75 0-113-18 1-35 3-53 4 0 4 0 8 0 11 25 0 25 2 25 33 0 17 0 34 0 51 0 24 0 55 58 55 8 0 33 0 50-28 0 9 0 18 0 28 17-1 34-2 52-3 0-4 0-8 0-13-24 0-27-2-27-19 0-40 0-79 0-119-18 1-35 3-53 4z">
              <text:p/>
            </draw:path>
            <draw:path draw:style-name="gr3" draw:text-style-name="P3" draw:layer="layout" svg:width="0.118cm" svg:height="0.213cm" svg:x="15.953cm" svg:y="6.963cm" svg:viewBox="0 0 119 214" svg:d="M59 75c18 0 36 0 54 0 0-4 0-8 0-12-18 0-36 0-54 0 0-21 0-42 0-63-4 0-8 0-11 0 0 31-14 66-48 66 0 3 0 6 0 9 11 0 21 0 32 0 0 31 0 62 0 93 0 39 28 46 48 46 24 0 39-20 39-46 0-6 0-12 0-19-4 0-8 0-11 0 0 7 0 13 0 19 0 23-11 36-25 36-24 0-24-29-24-35 0-31 0-62 0-94z">
              <text:p/>
            </draw:path>
          </draw:g>
        </draw:g>
      </draw:page>
      <draw:page draw:name="page2" draw:style-name="dp1" draw:master-page-name="Default">
        <draw:custom-shape draw:style-name="gr5" draw:text-style-name="P1" draw:layer="layout" svg:width="0.762cm" svg:height="0.762cm" svg:x="4.556cm" svg:y="6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762cm" svg:height="0.762cm" svg:x="5.657cm" svg:y="6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762cm" svg:height="0.762cm" svg:x="6.758cm" svg:y="6.8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762cm" svg:height="0.762cm" svg:x="7.959cm" svg:y="6.8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762cm" svg:height="0.762cm" svg:x="9.16cm" svg:y="6.8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762cm" svg:height="0.762cm" svg:x="4.557cm" svg:y="7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762cm" svg:height="0.762cm" svg:x="5.658cm" svg:y="7.9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762cm" svg:height="0.762cm" svg:x="6.759cm" svg:y="7.9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762cm" svg:height="0.762cm" svg:x="7.96cm" svg:y="7.9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762cm" svg:height="0.762cm" svg:x="9.161cm" svg:y="7.9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762cm" svg:height="0.762cm" svg:x="4.558cm" svg:y="9.0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762cm" svg:height="0.762cm" svg:x="5.659cm" svg:y="9.0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762cm" svg:height="0.762cm" svg:x="6.76cm" svg:y="9.0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762cm" svg:height="0.762cm" svg:x="7.961cm" svg:y="9.0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762cm" svg:height="0.762cm" svg:x="9.162cm" svg:y="9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762cm" svg:height="0.762cm" svg:x="4.559cm" svg:y="10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762cm" svg:height="0.762cm" svg:x="5.66cm" svg:y="10.2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762cm" svg:height="0.762cm" svg:x="6.761cm" svg:y="10.2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762cm" svg:height="0.762cm" svg:x="7.962cm" svg:y="10.2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762cm" svg:height="0.762cm" svg:x="9.163cm" svg:y="10.2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762cm" svg:height="0.762cm" svg:x="4.56cm" svg:y="11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762cm" svg:height="0.762cm" svg:x="5.661cm" svg:y="11.3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762cm" svg:height="0.762cm" svg:x="6.762cm" svg:y="11.3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762cm" svg:height="0.762cm" svg:x="7.963cm" svg:y="11.3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762cm" svg:height="0.762cm" svg:x="9.164cm" svg:y="11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143cm" svg:height="1.103cm" svg:x="8.988cm" svg:y="8.88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143cm" svg:height="1.17cm" svg:x="8.975cm" svg:y="6.64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143cm" svg:height="1.103cm" svg:x="6.575cm" svg:y="8.888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2.043cm" svg:height="0.806cm" svg:x="10.525cm" svg:y="6.334cm">
          <draw:text-box>
            <text:p><text:span text:style-name="T1">corner</text:span></text:p>
          </draw:text-box>
        </draw:frame>
        <draw:frame draw:style-name="gr9" draw:text-style-name="P6" draw:layer="layout" svg:width="1.653cm" svg:height="0.806cm" svg:x="10.387cm" svg:y="9.001cm">
          <draw:text-box>
            <text:p><text:span text:style-name="T1">edge</text:span></text:p>
          </draw:text-box>
        </draw:frame>
        <draw:frame draw:style-name="gr10" draw:text-style-name="P6" draw:layer="layout" svg:width="2.212cm" svg:height="0.806cm" svg:x="6.08cm" svg:y="5.782cm">
          <draw:text-box>
            <text:p><text:span text:style-name="T1">interior</text:span></text:p>
          </draw:text-box>
        </draw:frame>
        <draw:line draw:style-name="gr11" draw:text-style-name="P4" draw:layer="layout" svg:x1="7.096cm" svg:y1="6.461cm" svg:x2="7.096cm" svg:y2="8.747cm">
          <text:p/>
        </draw:line>
        <draw:g>
          <draw:custom-shape draw:style-name="gr12" draw:text-style-name="P1" draw:layer="layout" svg:width="1.32cm" svg:height="1.212cm" svg:x="4.919cm" svg:y="20.2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1.319cm" svg:height="1.213cm" svg:x="5.709cm" svg:y="21.5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1.319cm" svg:height="1.212cm" svg:x="4.175cm" svg:y="21.6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4" draw:layer="layout" svg:x1="4.863cm" svg:y1="22.167cm" svg:x2="5.494cm" svg:y2="20.91cm">
            <text:p/>
          </draw:line>
          <draw:line draw:style-name="gr15" draw:text-style-name="P4" draw:layer="layout" svg:x1="4.863cm" svg:y1="22.168cm" svg:x2="6.227cm" svg:y2="22.122cm">
            <text:p/>
          </draw:line>
          <draw:line draw:style-name="gr15" draw:text-style-name="P4" draw:layer="layout" svg:x1="5.494cm" svg:y1="20.91cm" svg:x2="6.227cm" svg:y2="22.122cm">
            <text:p/>
          </draw:line>
        </draw:g>
        <draw:g>
          <svg:title>TexMaths</svg:title>
          <svg:desc>14§latex§$P_{\text{wetted}}=\frac{\pi D}{2}$§svg§600§FALSE§</svg:desc>
          <draw:g>
            <draw:path draw:style-name="gr2" draw:text-style-name="P2" draw:layer="layout" svg:width="2.72cm" svg:height="0.545cm" svg:x="7.483cm" svg:y="21.316cm" svg:viewBox="0 0 2721 546" svg:d="M0 0c907 0 1814 0 2721 0 0 182 0 364 0 546-907 0-1814 0-2721 0 0-182 0-364 0-546z">
              <text:p/>
            </draw:path>
            <draw:path draw:style-name="gr3" draw:text-style-name="P3" draw:layer="layout" svg:width="0.35cm" svg:height="0.334cm" svg:x="7.477cm" svg:y="21.383cm" svg:viewBox="0 0 351 335" svg:d="M129 180c28 0 56 0 84 0 70 0 138-50 138-106 0-38-32-74-96-74-54 0-107 0-160 0-10 0-15 0-15 10 0 5 4 5 14 5 7 0 15 2 22 2 7 1 10 3 10 7 0 3 0 4-1 9-22 88-44 176-66 264-6 18-6 23-45 23-8 0-14 0-14 9 0 6 6 6 7 6 14 0 49-1 63-1 10 0 21 0 31 0 11 0 22 1 32 1 4 0 10 0 10-10 0-5-4-5-14-5-18 0-31 0-31-9 0-3 0-5 1-8 10-41 20-82 30-123zM165 33c4-16 6-18 27-18 15 0 30 0 46 0 42 0 67 14 67 48 0 19-10 61-29 78-24 22-54 26-76 26-23 0-46 0-68 0 11-44 22-89 33-134z">
              <text:p/>
            </draw:path>
            <draw:path draw:style-name="gr3" draw:text-style-name="P3" draw:layer="layout" svg:width="0.258cm" svg:height="0.15cm" svg:x="7.783cm" svg:y="21.644cm" svg:viewBox="0 0 259 151" svg:d="M231 33c5-18 18-20 28-20 0-5 0-9 0-13-9 0-14 1-24 1-11 0-24-1-35-1 0 4 0 8 0 13 13 0 18 5 18 14 0 2 0 4-1 8-11 28-23 57-34 85-12-31-25-62-37-93 0-2-2-5-2-6 0-8 10-8 18-8 0-5 0-9 0-13-11 0-23 1-36 1-10 0-21-1-31-1 0 4 0 8 0 13 9 0 16 0 20 2 5 3 5 10 8 14 0 2-1 3-1 4-11 28-22 55-32 83-12-30-24-60-35-89-3-5-3-5-3-6 0-8 12-8 19-8 0-5 0-9 0-13-1 0-25 1-39 1-11 0-22-1-32-1 0 4 0 8 0 13 13 0 21 0 25 9 16 40 32 80 48 120 1 6 2 9 8 9s9-3 10-7c13-33 26-65 39-98 13 32 25 64 38 96 1 6 3 9 10 9 6 0 7-3 8-9 15-36 30-72 45-109z">
              <text:p/>
            </draw:path>
            <draw:path draw:style-name="gr3" draw:text-style-name="P3" draw:layer="layout" svg:width="0.146cm" svg:height="0.155cm" svg:x="8.056cm" svg:y="21.639cm" svg:viewBox="0 0 147 156" svg:d="M139 75c7 0 8 0 8-8 0-29-17-67-67-67-45 0-80 36-80 78 0 43 38 78 84 78s63-36 63-44c0-2 0-5-6-5-4 0-4 2-5 6-11 28-37 32-49 32-17 0-32-7-42-19-13-17-14-38-14-51 36 0 72 0 108 0zM32 66c3-48 34-56 48-56 42 0 43 47 43 56-30 0-61 0-91 0z">
              <text:p/>
            </draw:path>
            <draw:path draw:style-name="gr3" draw:text-style-name="P3" draw:layer="layout" svg:width="0.118cm" svg:height="0.213cm" svg:x="8.227cm" svg:y="21.581cm" svg:viewBox="0 0 119 214" svg:d="M60 75c18 0 36 0 53 0 0-4 0-8 0-12-17 0-35 0-53 0 0-21 0-42 0-63-4 0-8 0-12 0 0 31-14 64-48 66 0 3 0 6 0 9 11 0 21 0 32 0 0 31 0 62 0 92 0 38 30 47 49 47 23 0 38-20 38-47 0-6 0-13 0-19-4 0-8 0-11 0 0 6 0 12 0 18 0 24-11 36-24 36-24 0-24-28-24-35 0-30 0-61 0-92z">
              <text:p/>
            </draw:path>
            <draw:path draw:style-name="gr3" draw:text-style-name="P3" draw:layer="layout" svg:width="0.118cm" svg:height="0.213cm" svg:x="8.381cm" svg:y="21.581cm" svg:viewBox="0 0 119 214" svg:d="M59 75c18 0 36 0 54 0 0-4 0-8 0-12-18 0-36 0-54 0 0-21 0-42 0-63-4 0-8 0-11 0 0 31-14 64-48 66 0 3 0 6 0 9 11 0 21 0 32 0 0 31 0 62 0 92 0 38 30 47 48 47 24 0 39-20 39-47 0-6 0-13 0-19-4 0-8 0-11 0 0 6 0 12 0 18 0 24-11 36-25 36-24 0-24-28-24-35 0-30 0-61 0-92z">
              <text:p/>
            </draw:path>
            <draw:path draw:style-name="gr3" draw:text-style-name="P3" draw:layer="layout" svg:width="0.147cm" svg:height="0.155cm" svg:x="8.538cm" svg:y="21.639cm" svg:viewBox="0 0 148 156" svg:d="M139 75c7 0 9 0 9-8 0-29-16-67-68-67-45 0-80 36-80 78 0 43 39 78 84 78 48 0 64-36 64-44 0-2-1-5-5-5-6 0-6 2-7 6-10 28-37 32-49 32-16 0-32-7-42-19-13-17-13-38-13-51 36 0 71 0 107 0zM32 66c4-48 35-56 48-56 42 0 43 47 45 56-31 0-62 0-93 0z">
              <text:p/>
            </draw:path>
            <draw:path draw:style-name="gr3" draw:text-style-name="P3" draw:layer="layout" svg:width="0.182cm" svg:height="0.24cm" svg:x="8.715cm" svg:y="21.553cm" svg:viewBox="0 0 183 241" svg:d="M106 4c0 4 0 9 0 13 24 0 27 1 27 18 0 24 0 47 0 71-13-12-29-19-49-19-46 0-84 34-84 78 0 43 36 76 80 76 28 0 45-15 52-20 0 7 0 13 0 20 17 0 34-1 51-2 0-5 0-9 0-13-22 0-25-3-25-19 0-69 0-138 0-207-17 1-34 3-52 4zM132 202c-10 16-27 30-49 30-20 0-34-11-41-21s-11-24-11-46c0-9 0-34 14-51 14-15 31-18 40-18 17 0 33 9 42 20 5 5 5 7 5 12 0 25 0 50 0 74z">
              <text:p/>
            </draw:path>
            <draw:path draw:style-name="gr3" draw:text-style-name="P3" draw:layer="layout" svg:width="0.325cm" svg:height="0.113cm" svg:x="9.106cm" svg:y="21.538cm" svg:viewBox="0 0 326 114" svg:d="M309 20c7 0 17 0 17-10s-10-10-15-10c-99 0-197 0-296 0-7 0-15 0-15 10s8 10 15 10c98 0 196 0 294 0zM311 114c5 0 15 0 15-9 0-10-10-10-17-10-98 0-196 0-294 0-7 0-15 0-15 10 0 9 8 9 15 9 99 0 197 0 296 0z">
              <text:p/>
            </draw:path>
            <draw:path draw:style-name="gr3" draw:text-style-name="P3" draw:layer="layout" svg:width="0.205cm" svg:height="0.15cm" svg:x="9.671cm" svg:y="21.378cm" svg:viewBox="0 0 206 151" svg:d="M91 24c13 0 27 0 41 0-5 19-13 51-13 78 0 14 3 24 4 31 6 16 10 18 16 18 8 0 16-7 16-16 0-2-1-4-2-7-7-12-13-32-13-60 0-7 0-21 4-44 15 0 29 0 43 0 6 0 9 0 13-3 4-4 6-10 6-11 0-10-9-10-16-10-43 0-86 0-128 0-14 0-24 3-40 17-9 8-22 26-22 30 0 5 4 5 6 5 4 0 4-2 5-5 18-23 39-23 48-23 7 0 14 0 21 0-11 37-30 78-41 97-1 6-5 13-5 14-2 2-2 3-2 5 0 5 4 11 13 11 12 0 17-16 25-46 7-27 14-54 21-81z">
              <text:p/>
            </draw:path>
            <draw:path draw:style-name="gr3" draw:text-style-name="P3" draw:layer="layout" svg:width="0.282cm" svg:height="0.233cm" svg:x="9.921cm" svg:y="21.291cm" svg:viewBox="0 0 283 234" svg:d="M41 208c-3 11-3 14-30 14-7 0-11 0-11 7 0 5 4 5 11 5 41 0 81 0 122 0 77 0 150-69 150-145 0-50-34-89-91-89-42 0-83 0-125 0-7 0-11 0-11 7 0 6 4 6 11 6 6 0 7 0 14 0 6 1 7 1 7 5 0 2 0 2-1 7-16 61-31 122-46 183zM118 24c2-10 4-11 18-11s29 0 43 0c39 0 71 19 71 65 0 9-2 67-37 106-14 16-44 38-86 38-15 0-30 0-46 0-11 0-11 0-11-4 0-3 0-2 1-7 16-63 31-125 47-187z">
              <text:p/>
            </draw:path>
            <draw:path draw:style-name="gr3" draw:text-style-name="P3" draw:layer="layout" svg:width="0.573cm" svg:height="0.019cm" svg:x="9.655cm" svg:y="21.586cm" svg:viewBox="0 0 574 20" svg:d="M0 0c191 0 382 0 574 0 0 7 0 13 0 20-192 0-383 0-574 0 0-7 0-13 0-20z">
              <text:p/>
            </draw:path>
            <draw:path draw:style-name="gr3" draw:text-style-name="P3" draw:layer="layout" svg:width="0.152cm" svg:height="0.227cm" svg:x="9.865cm" svg:y="21.659cm" svg:viewBox="0 0 153 228" svg:d="M153 165c-4 0-8 0-12 0-1 8-5 28-9 32-3 1-30 1-34 1-21 0-42 0-63 0 36-32 48-42 69-57 25-21 49-42 49-74 0-42-37-67-82-67-42 0-71 29-71 61 0 17 15 20 18 20 9 0 18-7 18-18 0-7-1-18-19-18 11-25 33-32 50-32 34 0 52 26 52 54 0 29-21 53-32 66-28 27-55 54-83 81-4 4-4 4-4 14 48 0 95 0 143 0 3-21 6-42 10-63z">
              <text:p/>
            </draw:path>
          </draw:g>
        </draw:g>
        <draw:g>
          <svg:title>TexMaths</svg:title>
          <svg:desc>14§latex§$A_{\text{flow}} = \frac{\sqrt{3}}{4}P^{2}-\frac{\pi D^2}{8}$§svg§600§FALSE§</svg:desc>
          <draw:g>
            <draw:path draw:style-name="gr2" draw:text-style-name="P2" draw:layer="layout" svg:width="4.355cm" svg:height="0.629cm" svg:x="7.414cm" svg:y="20.173cm" svg:viewBox="0 0 4356 630" svg:d="M2178 630c-726 0-1452 0-2178 0 0-210 0-420 0-630 1452 0 2904 0 4356 0 0 210 0 420 0 630-726 0-1452 0-2178 0z">
              <text:p/>
            </draw:path>
            <draw:path draw:style-name="gr3" draw:text-style-name="P3" draw:layer="layout" svg:width="0.336cm" svg:height="0.35cm" svg:x="7.407cm" svg:y="20.302cm" svg:viewBox="0 0 337 351" svg:d="M70 295c-20 32-39 39-60 40-6 0-10 0-10 10 0 3 1 6 6 6 14 0 28-2 42-2 16 0 33 2 49 2 4 0 9 0 9-10 0-6-4-6-8-6-11-1-22-4-22-17 0-5 2-11 7-18 12-21 25-42 37-63 41 0 82 0 124 0 0 10 7 77 7 81 0 16-26 17-35 17-7 0-12 0-12 10 0 6 6 6 7 6 20 0 41-2 61-2 12 0 43 2 56 2 2 0 9 0 9-10 0-6-5-6-12-6-30 0-30-3-31-18-10-102-21-204-31-306-1-10-1-11-10-11-7 0-9 3-12 8-57 96-114 191-171 287zM129 222c32-54 64-108 96-162 6 54 12 108 17 162-38 0-75 0-113 0z">
              <text:p/>
            </draw:path>
            <draw:path draw:style-name="gr3" draw:text-style-name="P3" draw:layer="layout" svg:width="0.192cm" svg:height="0.241cm" svg:x="7.771cm" svg:y="20.485cm" svg:viewBox="0 0 193 242" svg:d="M167 3c-3 0-13 3-14 3-2 0-2 0-3-2-13-4-28-4-34-4-42 0-87 18-87 56 0 12 0 25 0 38-9 0-19 0-29 0 0 4 0 8 0 12 10 0 20 0 29 0 0 36 0 72 0 108 0 15-2 15-25 15 0 4 0 8 0 13 13-1 24-2 38-2s27 0 39 2c0-5 0-9 0-13-22 0-25 0-25-15 0-36 0-72 0-108 28 0 57 0 85 0 0 36 0 72 0 108 0 15-4 15-26 15 0 4 0 8 0 13 1 0 25-2 39-2 13 0 25 0 39 2 0-5 0-9 0-13-22 0-26 0-26-15 0-71 0-141 0-211zM55 94c0-13 0-26 0-38 0-31 28-46 60-46 10 0 15 0 25 1-4 3-7 9-7 14 0 2 0 10 8 13 0 18 0 37 0 56-29 0-57 0-86 0z">
              <text:p/>
            </draw:path>
            <draw:path draw:style-name="gr3" draw:text-style-name="P3" draw:layer="layout" svg:width="0.168cm" svg:height="0.155cm" svg:x="7.993cm" svg:y="20.572cm" svg:viewBox="0 0 169 156" svg:d="M169 80c0-42-36-80-84-80-47 0-85 38-85 80 0 43 38 76 85 76s84-33 84-76zM85 145c-12 0-32-4-43-21-10-14-10-32-10-47 0-16 0-35 13-50 8-10 22-17 40-17 20 0 34 10 42 19 10 14 10 31 10 48s0 35-10 49c-9 12-25 19-42 19z">
              <text:p/>
            </draw:path>
            <draw:path draw:style-name="gr3" draw:text-style-name="P3" draw:layer="layout" svg:width="0.258cm" svg:height="0.15cm" svg:x="8.177cm" svg:y="20.578cm" svg:viewBox="0 0 259 151" svg:d="M230 34c7-19 18-21 29-21 0-5 0-9 0-13-10 0-15 1-25 1s-23-1-34-1c0 4 0 8 0 13 13 0 18 5 18 14 0 2 0 4-1 8-11 28-22 57-34 85-12-31-25-62-37-93 0-2-2-5-2-6 0-8 9-8 18-8 0-5 0-9 0-13-12 0-25 1-36 1s-21-1-31-1c0 4 0 8 0 13 9 0 16 0 20 2 4 3 5 10 8 14 0 2-1 3-1 5-11 27-22 54-32 82-12-30-24-60-35-89-3-5-3-5-3-6 0-8 12-8 19-8 0-5 0-9 0-13-1 0-25 1-39 1-11 0-22-1-32-1 0 4 0 8 0 13 13 0 21 0 24 9 16 40 32 80 47 120 3 6 4 9 10 9s7-3 10-7c13-33 25-65 38-98 13 32 26 64 39 96 1 6 2 9 8 9 7 0 9-3 10-9 15-36 29-72 44-108z">
              <text:p/>
            </draw:path>
            <draw:path draw:style-name="gr3" draw:text-style-name="P3" draw:layer="layout" svg:width="0.325cm" svg:height="0.114cm" svg:x="8.636cm" svg:y="20.472cm" svg:viewBox="0 0 326 115" svg:d="M309 20c9 0 17 0 17-10s-8-10-15-10c-99 0-197 0-296 0-7 0-15 0-15 10s8 10 17 10c97 0 195 0 292 0zM311 115c7 0 15 0 15-10s-8-10-17-10c-97 0-195 0-292 0-9 0-17 0-17 10s8 10 15 10c99 0 197 0 296 0z">
              <text:p/>
            </draw:path>
            <draw:path draw:style-name="gr3" draw:text-style-name="P3" draw:layer="layout" svg:width="0.297cm" svg:height="0.341cm" svg:x="9.218cm" svg:y="20.158cm" svg:viewBox="0 0 298 342" svg:d="M120 304c-22-44-44-88-67-132-3-4-3-6-5-6s-3 0-6 3c-13 8-25 16-38 24-4 4-3 3-4 5 0 3 1 6 4 6 2 0 3 0 7-3s14-10 18-12c26 49 51 98 76 148 1 5 3 5 7 5s7 0 11-7c58-106 115-213 172-320 3-5 3-5 3-7 0-5-4-8-7-8-5 0-7 3-10 7-53 99-107 198-161 297z">
              <text:p/>
            </draw:path>
            <draw:path draw:style-name="gr3" draw:text-style-name="P3" draw:layer="layout" svg:width="0.195cm" svg:height="0.016cm" svg:x="9.509cm" svg:y="20.158cm" svg:viewBox="0 0 196 17" svg:d="M98 17c-33 0-65 0-98 0 0-6 0-11 0-17 65 0 131 0 196 0 0 6 0 11 0 17-33 0-65 0-98 0z">
              <text:p/>
            </draw:path>
            <draw:path draw:style-name="gr3" draw:text-style-name="P3" draw:layer="layout" svg:width="0.157cm" svg:height="0.234cm" svg:x="9.528cm" svg:y="20.23cm" svg:viewBox="0 0 158 235" svg:d="M76 113c26 0 46 18 46 56 0 42-25 54-45 54-14 0-45-4-59-23 17-2 20-13 20-20 0-11-9-18-18-18-10 0-20 6-20 20 0 32 36 53 77 53 48 0 81-33 81-66 0-28-22-54-60-61 36-14 49-40 49-61 0-27-30-47-69-47-38 0-67 18-67 46 0 11 7 18 17 18 11 0 18-8 18-18s-7-17-18-17c13-15 36-19 49-19 15 0 38 7 38 37 0 14-6 30-14 41-11 13-21 14-39 15-9 0-9 0-10 0-2 0-4 2-4 6s2 4 9 4c6 0 13 0 19 0z">
              <text:p/>
            </draw:path>
            <draw:path draw:style-name="gr3" draw:text-style-name="P3" draw:layer="layout" svg:width="0.518cm" svg:height="0.019cm" svg:x="9.186cm" svg:y="20.519cm" svg:viewBox="0 0 519 20" svg:d="M259 20c-86 0-173 0-259 0 0-7 0-13 0-20 173 0 346 0 519 0 0 7 0 13 0 20-86 0-173 0-260 0z">
              <text:p/>
            </draw:path>
            <draw:path draw:style-name="gr3" draw:text-style-name="P3" draw:layer="layout" svg:width="0.167cm" svg:height="0.231cm" svg:x="9.361cm" svg:y="20.589cm" svg:viewBox="0 0 168 232" svg:d="M168 176c0-4 0-8 0-13-13 0-25 0-38 0 0-51 0-102 0-153 0-7 0-10-7-10-4 0-5 0-10 6-37 52-75 105-113 157 0 5 0 9 0 13 34 0 67 0 101 0 0 9 0 19 0 28 0 11 0 15-28 15-3 0-6 0-9 0 0 4 0 9 0 13 17-2 40-2 51-2 14 0 35 0 53 2 0-4 0-9 0-13-3 0-7 0-10 0-28 0-28-4-28-15 0-9 0-19 0-28 13 0 25 0 38 0zM104 38c0 42 0 83 0 125-31 0-61 0-91 0 30-42 60-83 91-125z">
              <text:p/>
            </draw:path>
            <draw:path draw:style-name="gr3" draw:text-style-name="P3" draw:layer="layout" svg:width="0.35cm" svg:height="0.334cm" svg:x="9.784cm" svg:y="20.317cm" svg:viewBox="0 0 351 335" svg:d="M129 180c28 0 56 0 84 0 70 0 138-50 138-106 0-38-32-74-96-74-53 0-107 0-160 0-10 0-15 0-15 10 0 5 4 5 14 5 7 0 15 2 21 2 8 1 11 3 11 8 0 2 0 3-1 9-22 87-44 175-66 263-6 19-7 23-45 23-8 0-14 0-14 10 0 5 6 5 7 5 14 0 49-1 63-1 10 0 21 0 31 0 11 0 22 1 32 1 4 0 10 0 10-10 0-5-4-5-14-5-18 0-32 0-32-9 0-2 1-5 2-8 10-41 20-82 30-123zM165 35c4-18 4-20 27-20 15 0 31 0 46 0 41 0 67 14 67 48 0 19-10 61-29 78-24 22-53 27-76 27s-46 0-68 0c11-45 22-89 33-133z">
              <text:p/>
            </draw:path>
            <draw:path draw:style-name="gr3" draw:text-style-name="P3" draw:layer="layout" svg:width="0.15cm" svg:height="0.227cm" svg:x="10.17cm" svg:y="20.247cm" svg:viewBox="0 0 151 228" svg:d="M151 165c-4 0-7 0-11 0-1 7-4 28-8 31-3 2-30 2-35 2-21 0-42 0-63 0 36-32 47-42 68-57 25-21 49-42 49-74 0-42-36-67-80-67-43 0-71 29-71 61 0 17 14 19 18 19 9 0 18-6 18-19 0-5-2-18-21-18 12-23 35-32 51-32 35 0 53 28 53 56 0 29-22 53-34 66-27 27-55 54-82 81-3 2-3 4-3 14 47 0 94 0 141 0 4-21 7-42 10-63z">
              <text:p/>
            </draw:path>
            <draw:path draw:style-name="gr3" draw:text-style-name="P3" draw:layer="layout" svg:width="0.3cm" svg:height="0.019cm" svg:x="10.518cm" svg:y="20.519cm" svg:viewBox="0 0 301 20" svg:d="M283 20c8 0 18 0 18-10s-10-10-18-10c-89 0-178 0-266 0-9 0-17 0-17 10s8 10 17 10c88 0 177 0 266 0z">
              <text:p/>
            </draw:path>
            <draw:path draw:style-name="gr3" draw:text-style-name="P3" draw:layer="layout" svg:width="0.206cm" svg:height="0.15cm" svg:x="11.043cm" svg:y="20.311cm" svg:viewBox="0 0 207 151" svg:d="M92 24c14 0 27 0 41 0-6 19-13 51-13 78 0 14 2 24 5 31 5 16 9 18 15 18 7 0 15-7 15-16 0-2 0-4-2-7-6-12-13-32-13-60 0-7 0-21 6-44 14 0 28 0 42 0 7 0 9 0 12-3 6-4 7-10 7-11 0-10-10-10-15-10-44 0-87 0-130 0-14 0-24 3-40 18-8 7-22 25-22 29 0 5 6 5 7 5 3 0 4-2 6-5 18-23 39-23 46-23s14 0 21 0c-10 37-30 78-39 97-3 6-6 13-7 14 0 2-2 3-2 5 0 5 4 11 13 11 14 0 18-16 26-46 7-27 14-54 21-81z">
              <text:p/>
            </draw:path>
            <draw:path draw:style-name="gr3" draw:text-style-name="P3" draw:layer="layout" svg:width="0.282cm" svg:height="0.234cm" svg:x="11.295cm" svg:y="20.225cm" svg:viewBox="0 0 283 235" svg:d="M41 208c-3 11-5 14-31 14-6 0-10 0-10 7 0 6 4 6 10 6 41 0 82 0 123 0 77 0 150-70 150-146 0-50-35-89-91-89-42 0-83 0-125 0-7 0-11 0-11 8 0 5 3 5 11 5 6 0 7 0 13 0 7 1 8 1 8 5 0 2 0 3-1 7-16 61-31 122-46 183zM118 24c2-10 2-11 18-11 14 0 29 0 43 0 39 0 72 19 72 65 0 9-5 67-38 106-14 16-44 38-86 38-15 0-31 0-47 0-10 0-11 0-11-3 0-1 0-3 1-8 16-63 32-125 48-187z">
              <text:p/>
            </draw:path>
            <draw:path draw:style-name="gr3" draw:text-style-name="P3" draw:layer="layout" svg:width="0.121cm" svg:height="0.162cm" svg:x="11.626cm" svg:y="20.148cm" svg:viewBox="0 0 122 163" svg:d="M122 116c-3 0-7 0-10 0-1 4-4 19-7 22-3 2-24 2-27 2-16 0-32 0-49 0 17-12 35-25 51-35 21-16 42-30 42-56 0-31-30-49-65-49-33 0-57 20-57 43 0 13 10 16 14 16 7 0 14-5 14-16 0-8-6-12-14-14 7-11 21-18 38-18 24 0 43 14 43 38 0 21-14 36-32 53-20 17-40 33-60 50-3 3-3 3-3 4 0 3 0 5 0 7 38 0 76 0 113 0 3-15 6-31 9-47z">
              <text:p/>
            </draw:path>
            <draw:path draw:style-name="gr3" draw:text-style-name="P3" draw:layer="layout" svg:width="0.766cm" svg:height="0.019cm" svg:x="11.028cm" svg:y="20.519cm" svg:viewBox="0 0 767 20" svg:d="M384 20c-128 0-256 0-384 0 0-7 0-13 0-20 256 0 511 0 767 0 0 7 0 13 0 20-128 0-256 0-383 0z">
              <text:p/>
            </draw:path>
            <draw:path draw:style-name="gr3" draw:text-style-name="P3" draw:layer="layout" svg:width="0.157cm" svg:height="0.234cm" svg:x="11.332cm" svg:y="20.593cm" svg:viewBox="0 0 158 235" svg:d="M104 103c28-12 44-29 44-53 0-32-35-50-68-50-38 0-69 25-69 57 0 16 7 28 14 35 6 7 9 9 28 20-18 8-53 28-53 63 0 39 41 60 80 60 43 0 78-28 78-66 0-22-12-42-32-53-6-3-17-10-22-13zM48 71c-9-5-19-14-19-26 0-23 26-35 51-35 26 0 50 17 50 40 0 31-24 31-36 46-2 0-2 0-4-1-14-8-28-16-42-24zM64 119c16 9 32 17 48 26 8 6 27 17 27 37 0 25-30 41-59 41-32 0-59-21-59-48 0-26 20-45 43-56z">
              <text:p/>
            </draw:path>
          </draw:g>
        </draw:g>
        <draw:custom-shape draw:style-name="gr5" draw:text-style-name="P1" draw:layer="layout" svg:width="0.762cm" svg:height="0.762cm" svg:x="4.071cm" svg:y="16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762cm" svg:height="0.762cm" svg:x="5.172cm" svg:y="16.1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762cm" svg:height="0.762cm" svg:x="6.273cm" svg:y="16.1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762cm" svg:height="0.762cm" svg:x="4.072cm" svg:y="17.3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762cm" svg:height="0.762cm" svg:x="5.173cm" svg:y="17.3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762cm" svg:height="0.762cm" svg:x="6.274cm" svg:y="17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762cm" svg:height="0.762cm" svg:x="4.073cm" svg:y="18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762cm" svg:height="0.762cm" svg:x="5.174cm" svg:y="18.4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762cm" svg:height="0.762cm" svg:x="6.275cm" svg:y="18.4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1.143cm" svg:height="1.103cm" svg:x="4.988cm" svg:y="17.13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$A_{\text{flow}}=P^2 - \frac{\pi D^2}{4}$§svg§600§FALSE§</svg:desc>
          <draw:g>
            <draw:path draw:style-name="gr2" draw:text-style-name="P2" draw:layer="layout" svg:width="3.717cm" svg:height="0.622cm" svg:x="7.506cm" svg:y="15.928cm" svg:viewBox="0 0 3718 623" svg:d="M0 0c1239 0 2479 0 3718 0 0 208 0 415 0 623-1239 0-2479 0-3718 0 0-208 0-415 0-623z">
              <text:p/>
            </draw:path>
            <draw:path draw:style-name="gr3" draw:text-style-name="P3" draw:layer="layout" svg:width="0.336cm" svg:height="0.349cm" svg:x="7.498cm" svg:y="16.057cm" svg:viewBox="0 0 337 350" svg:d="M71 295c-19 32-39 39-60 40-7 0-11 0-11 10 0 3 3 5 7 5 13 0 28-1 42-1 17 0 34 1 49 1 3 0 10 0 10-9 0-6-4-6-9-6-11-1-22-4-22-17 0-5 3-11 7-18 12-21 24-42 36-63 42 0 83 0 125 0 0 10 7 77 7 83 0 14-25 15-35 15-7 0-13 0-13 10 0 5 5 4 7 5 21 0 42-1 62-1 12 0 43 1 56 1 3 0 8 0 8-9 0-6-4-6-11-6-31 0-31-3-32-18-10-102-20-204-29-306-2-10-2-11-10-11-7 0-10 3-13 8-57 96-114 191-171 287zM130 222c32-54 65-108 97-162 5 54 11 108 17 162-38 0-76 0-114 0z">
              <text:p/>
            </draw:path>
            <draw:path draw:style-name="gr3" draw:text-style-name="P3" draw:layer="layout" svg:width="0.191cm" svg:height="0.241cm" svg:x="7.863cm" svg:y="16.24cm" svg:viewBox="0 0 192 242" svg:d="M167 3c-3 0-13 3-14 3-2 0-2 0-3-2-13-4-28-4-34-4-42 0-87 18-87 56 0 12 0 25 0 38-9 0-19 0-29 0 0 4 0 8 0 12 10 0 20 0 29 0 0 36 0 72 0 108 0 15-2 15-25 15 0 4 0 8 0 13 13-1 24-2 38-2 13 0 27 0 39 2 0-5 0-9 0-13-22 0-26 0-26-15 0-36 0-72 0-108 28 0 56 0 85 0 0 36 0 72 0 108 0 15-3 15-25 15 0 4 0 8 0 13 1 0 25-2 39-2 13 0 25 0 38 2 0-5 0-9 0-13-23 0-25 0-25-15 0-71 0-141 0-211zM53 94c0-13 0-26 0-38 0-31 30-46 62-46 8 0 15 0 24 1-3 3-6 9-6 14 0 2 0 9 7 13 0 18 0 37 0 56-29 0-58 0-87 0z">
              <text:p/>
            </draw:path>
            <draw:path draw:style-name="gr3" draw:text-style-name="P3" draw:layer="layout" svg:width="0.168cm" svg:height="0.155cm" svg:x="8.086cm" svg:y="16.327cm" svg:viewBox="0 0 169 156" svg:d="M169 80c0-42-38-80-85-80s-84 38-84 80c0 43 37 76 84 76s85-33 85-76zM84 145c-13 0-31-4-42-21-10-14-10-32-10-47 0-14 0-35 11-50 10-10 24-17 41-17 21 0 35 10 43 19 10 14 10 31 10 48s0 35-11 49c-8 12-24 19-42 19z">
              <text:p/>
            </draw:path>
            <draw:path draw:style-name="gr3" draw:text-style-name="P3" draw:layer="layout" svg:width="0.258cm" svg:height="0.15cm" svg:x="8.269cm" svg:y="16.333cm" svg:viewBox="0 0 259 151" svg:d="M230 34c7-19 18-21 29-21 0-5 0-9 0-13-10 0-15 1-25 1s-23-1-34-1c0 4 0 8 0 13 13 0 18 5 18 14 0 2 0 4-2 8-11 28-22 57-33 85-12-31-25-62-37-93 0-2-2-5-2-6 0-8 9-8 18-8 0-5 0-9 0-13-12 0-25 1-36 1s-21-1-31-1c0 4 0 8 0 13 9 0 16 0 20 2 4 3 5 10 8 14 0 2-1 3-1 5-11 27-23 54-34 82-11-30-22-60-33-89-3-5-3-5-3-6 0-8 12-8 18-8 0-5 0-9 0-13-13 0-25 1-38 1-11 0-22-1-32-1 0 4 0 8 0 13 13 0 21 0 24 9 16 40 32 80 47 120 3 6 5 9 10 9 6 0 7-3 9-7 13-33 26-65 39-98 13 32 26 64 39 96 1 6 2 9 8 9 7 0 9-3 10-9 15-36 29-72 44-108z">
              <text:p/>
            </draw:path>
            <draw:path draw:style-name="gr3" draw:text-style-name="P3" draw:layer="layout" svg:width="0.325cm" svg:height="0.113cm" svg:x="8.728cm" svg:y="16.227cm" svg:viewBox="0 0 326 114" svg:d="M309 20c9 0 17 0 17-10s-8-10-15-10c-99 0-197 0-296 0-7 0-15 0-15 10s8 10 15 10c98 0 196 0 294 0zM311 114c7 0 15 0 15-9 0-10-8-10-17-10-98 0-196 0-294 0-7 0-15 0-15 10 0 9 8 9 15 9 99 0 197 0 296 0z">
              <text:p/>
            </draw:path>
            <draw:path draw:style-name="gr3" draw:text-style-name="P3" draw:layer="layout" svg:width="0.35cm" svg:height="0.334cm" svg:x="9.239cm" svg:y="16.072cm" svg:viewBox="0 0 351 335" svg:d="M129 180c28 0 56 0 84 0 70 0 138-50 138-106 0-38-32-74-98-74-52 0-105 0-158 0-10 0-15 0-15 10 0 5 4 5 14 5 7 0 15 0 21 2 8 1 11 3 11 7 0 3 0 4-1 10-22 87-44 175-66 263-6 19-7 23-45 23-8 0-14 0-14 10 0 5 6 5 7 5 14 0 49-1 63-1 10 0 21 0 31 0 11 0 22 1 32 1 4 0 10 0 10-10 0-5-4-5-14-5-18 0-32 0-32-9 0-2 1-5 1-8 10-41 20-82 31-123zM165 34c4-17 4-19 27-19 15 0 31 0 46 0 40 0 67 14 67 48 0 19-10 61-29 78-24 22-53 27-76 27s-46 0-68 0c11-45 22-90 33-134z">
              <text:p/>
            </draw:path>
            <draw:path draw:style-name="gr3" draw:text-style-name="P3" draw:layer="layout" svg:width="0.15cm" svg:height="0.228cm" svg:x="9.625cm" svg:y="16.001cm" svg:viewBox="0 0 151 229" svg:d="M151 166c-4 0-7 0-11 0-1 7-4 28-8 31-3 3-30 3-35 3-21 0-42 0-63 0 36-32 47-42 68-59 25-20 49-40 49-74 0-40-36-67-80-67-43 0-71 31-71 61 0 19 14 20 18 20 9 0 18-6 18-18 0-6-2-18-21-18 12-24 35-32 51-32 35 0 53 26 53 54 0 31-22 54-34 67-27 27-55 54-82 81-3 3-3 4-3 14 47 0 94 0 141 0 4-21 7-42 10-63z">
              <text:p/>
            </draw:path>
            <draw:path draw:style-name="gr3" draw:text-style-name="P3" draw:layer="layout" svg:width="0.3cm" svg:height="0.019cm" svg:x="9.974cm" svg:y="16.274cm" svg:viewBox="0 0 301 20" svg:d="M283 20c8 0 18 0 18-10s-10-10-18-10c-89 0-178 0-266 0-9 0-17 0-17 10s8 10 17 10c88 0 177 0 266 0z">
              <text:p/>
            </draw:path>
            <draw:path draw:style-name="gr3" draw:text-style-name="P3" draw:layer="layout" svg:width="0.206cm" svg:height="0.15cm" svg:x="10.498cm" svg:y="16.066cm" svg:viewBox="0 0 207 151" svg:d="M92 24c14 0 27 0 41 0-6 19-13 51-13 78 0 14 2 24 5 31 5 16 9 18 15 18 8 0 15-7 15-16 0-2 0-4-2-7-6-12-13-32-13-60 0-7 0-21 6-44 14 0 28 0 43 0 6 0 8 0 13-3 4-4 5-10 5-11 0-10-10-10-15-10-43 0-86 0-129 0-15 0-24 3-41 17-8 8-22 26-22 30 0 5 6 5 7 5 3 0 4-2 6-5 18-23 39-23 46-23s14 0 21 0c-10 37-30 78-39 97-2 6-6 13-7 14 0 2 0 3 0 5 0 5 4 11 11 11 14 0 18-16 26-46 7-27 14-54 21-81z">
              <text:p/>
            </draw:path>
            <draw:path draw:style-name="gr3" draw:text-style-name="P3" draw:layer="layout" svg:width="0.282cm" svg:height="0.234cm" svg:x="10.75cm" svg:y="15.98cm" svg:viewBox="0 0 283 235" svg:d="M41 208c-3 11-3 14-31 14-6 0-10 0-10 7 0 6 4 6 10 6 41 0 82 0 123 0 77 0 150-70 150-146 0-50-35-89-91-89-42 0-83 0-125 0-7 0-11 0-11 7 0 6 4 6 11 6 6 0 7 0 13 0 7 1 8 1 8 5 0 2 0 2-1 7-16 61-31 122-46 183zM118 24c2-10 2-11 18-11 14 0 29 0 43 0 39 0 72 19 72 65 0 9-5 67-38 106-14 16-44 38-86 38-16 0-31 0-47 0-10 0-11 0-11-4 0-3 0-2 1-7 16-63 32-125 48-187z">
              <text:p/>
            </draw:path>
            <draw:path draw:style-name="gr3" draw:text-style-name="P3" draw:layer="layout" svg:width="0.121cm" svg:height="0.162cm" svg:x="11.081cm" svg:y="15.903cm" svg:viewBox="0 0 122 163" svg:d="M122 116c-4 0-7 0-10 0-1 4-3 19-7 22-3 2-22 2-27 2-15 0-31 0-47 0 15-13 33-26 49-35 22-16 42-30 42-56 0-32-30-49-65-49-33 0-57 20-57 43 0 13 11 16 14 16 7 0 14-6 14-16 0-8-6-14-14-14 7-11 22-18 38-18 24 0 45 14 45 38 0 21-16 36-34 52-20 17-40 34-60 51-3 2-3 2-3 4 0 3 0 5 0 7 38 0 77 0 115 0 2-15 4-31 7-47z">
              <text:p/>
            </draw:path>
            <draw:path draw:style-name="gr3" draw:text-style-name="P3" draw:layer="layout" svg:width="0.766cm" svg:height="0.019cm" svg:x="10.483cm" svg:y="16.274cm" svg:viewBox="0 0 767 20" svg:d="M0 0c256 0 511 0 767 0 0 7 0 13 0 20-256 0-511 0-767 0 0-7 0-13 0-20z">
              <text:p/>
            </draw:path>
            <draw:path draw:style-name="gr3" draw:text-style-name="P3" draw:layer="layout" svg:width="0.167cm" svg:height="0.231cm" svg:x="10.783cm" svg:y="16.344cm" svg:viewBox="0 0 168 232" svg:d="M168 176c0-4 0-8 0-13-13 0-25 0-38 0 0-51 0-102 0-153 0-7 0-10-7-10-4 0-5 0-10 6-37 52-75 105-113 157 0 5 0 9 0 13 34 0 67 0 101 0 0 9 0 19 0 28 0 11 0 15-28 15-3 0-6 0-9 0 0 4 0 9 0 13 17 0 40-2 51-2 14 0 35 2 53 2 0-4 0-9 0-13-3 0-7 0-10 0-28 0-28-4-28-15 0-9 0-19 0-28 13 0 25 0 38 0zM104 38c0 42 0 83 0 125-31 0-61 0-91 0 30-42 60-83 91-125z">
              <text:p/>
            </draw:path>
          </draw:g>
        </draw:g>
        <draw:g>
          <svg:title>TexMaths</svg:title>
          <svg:desc>14§latex§$P_{\text{wetted}}=\pi D$§svg§600§FALSE§</svg:desc>
          <draw:g>
            <draw:path draw:style-name="gr2" draw:text-style-name="P2" draw:layer="layout" svg:width="2.781cm" svg:height="0.359cm" svg:x="7.533cm" svg:y="17.071cm" svg:viewBox="0 0 2782 360" svg:d="M0 0c927 0 1855 0 2782 0 0 120 0 240 0 360-927 0-1855 0-2782 0 0-120 0-240 0-360z">
              <text:p/>
            </draw:path>
            <draw:path draw:style-name="gr3" draw:text-style-name="P3" draw:layer="layout" svg:width="0.35cm" svg:height="0.332cm" svg:x="7.527cm" svg:y="17.046cm" svg:viewBox="0 0 351 333" svg:d="M129 179c28 0 56 0 84 0 70 0 138-51 138-105 0-38-32-74-96-74-53 0-107 0-160 0-10 0-15 0-15 10 0 5 4 5 14 5 7 0 15 0 22 2 7 0 10 1 10 7 0 2 0 4-1 9-22 88-44 175-66 263-6 18-6 22-45 22-8 0-14 0-14 10 0 5 6 5 7 5 14 0 49-1 63-1 10 0 21 0 31 0 11 0 22 1 32 1 4 0 10 0 10-9 0-6-4-6-14-6-18 0-31 0-31-8 0-3 0-6 1-9 10-41 20-82 30-122zM165 33c4-16 6-18 27-18 15 0 31 0 46 0 42 0 67 13 67 46 0 20-10 62-29 80-24 22-53 25-76 25s-46 0-68 0c11-44 22-88 33-133z">
              <text:p/>
            </draw:path>
            <draw:path draw:style-name="gr3" draw:text-style-name="P3" draw:layer="layout" svg:width="0.258cm" svg:height="0.15cm" svg:x="7.833cm" svg:y="17.305cm" svg:viewBox="0 0 259 151" svg:d="M231 33c7-18 18-20 28-20 0-5 0-9 0-13-8 1-14 1-24 1-11 0-24 0-35-1 0 4 0 8 0 13 13 0 18 7 18 15 0 3 0 3-1 7-11 28-22 57-34 85-12-31-25-61-37-92 0-3-2-6-2-7 0-7 10-8 18-8 0-5 0-9 0-13-11 1-23 1-36 1-10 0-21-1-31-1 0 4 0 8 0 13 9 0 16 0 20 2 5 3 8 14 8 16 0 1-1 1-1 2-11 28-22 55-32 83-12-30-24-59-35-88-3-6-3-6-3-7 0-8 12-8 19-8 0-5 0-9 0-13-1 0-25 1-39 1-11 0-21 0-32-1 0 4 0 8 0 13 13 0 21 0 25 9 16 40 32 80 48 120 1 6 2 9 8 9s9-3 10-7c13-33 26-65 39-98 13 32 25 64 38 96 1 6 3 9 10 9 6 0 7-3 8-9 15-36 30-72 45-109z">
              <text:p/>
            </draw:path>
            <draw:path draw:style-name="gr3" draw:text-style-name="P3" draw:layer="layout" svg:width="0.147cm" svg:height="0.155cm" svg:x="8.106cm" svg:y="17.3cm" svg:viewBox="0 0 148 156" svg:d="M139 75c7 0 9 0 9-8 0-29-18-67-68-67-45 0-80 36-80 78 0 43 38 78 84 78s64-36 64-44c0-2-1-5-7-5-4 0-4 2-5 6-11 26-37 32-49 32-17 0-32-7-42-19-13-17-14-38-14-51 36 0 72 0 108 0zM32 66c3-48 34-56 48-56 42 0 43 47 43 56-30 0-60 0-91 0z">
              <text:p/>
            </draw:path>
            <draw:path draw:style-name="gr3" draw:text-style-name="P3" draw:layer="layout" svg:width="0.119cm" svg:height="0.212cm" svg:x="8.277cm" svg:y="17.243cm" svg:viewBox="0 0 120 213" svg:d="M60 75c18 0 36 0 53 0 0-4 0-8 0-12-17 0-35 0-53 0 0-21 0-42 0-63-4 0-8 0-12 0 0 31-14 64-48 66 0 3 0 6 0 9 11 0 21 0 32 0 0 31 0 62 0 92 0 38 30 46 49 46 23 0 39-19 39-46 0-6 0-13 0-19-4 0-8 0-12 0 0 6 0 12 0 18 0 24-11 36-24 36-24 0-24-28-24-35 0-30 0-61 0-92z">
              <text:p/>
            </draw:path>
            <draw:path draw:style-name="gr3" draw:text-style-name="P3" draw:layer="layout" svg:width="0.118cm" svg:height="0.212cm" svg:x="8.431cm" svg:y="17.243cm" svg:viewBox="0 0 119 213" svg:d="M60 75c18 0 36 0 53 0 0-4 0-8 0-12-17 0-35 0-53 0 0-21 0-42 0-63-4 0-8 0-12 0 0 31-14 64-48 66 0 3 0 6 0 9 11 0 21 0 32 0 0 31 0 62 0 92 0 38 30 46 49 46 23 0 38-19 38-46 0-6 0-13 0-19-4 0-8 0-11 0 0 6 0 12 0 18 0 24-11 36-25 36-23 0-23-28-23-35 0-30 0-61 0-92z">
              <text:p/>
            </draw:path>
            <draw:path draw:style-name="gr3" draw:text-style-name="P3" draw:layer="layout" svg:width="0.147cm" svg:height="0.155cm" svg:x="8.588cm" svg:y="17.3cm" svg:viewBox="0 0 148 156" svg:d="M139 75c7 0 9 0 9-8 0-29-16-67-68-67-45 0-80 36-80 78 0 43 39 78 84 78 48 0 64-36 64-44 0-2-1-5-5-5s-6 2-7 6c-10 26-37 32-49 32-16 0-31-7-42-19-13-17-13-38-13-51 36 0 71 0 107 0zM32 66c4-48 35-56 48-56 42 0 43 47 45 56-31 0-62 0-93 0z">
              <text:p/>
            </draw:path>
            <draw:path draw:style-name="gr3" draw:text-style-name="P3" draw:layer="layout" svg:width="0.184cm" svg:height="0.239cm" svg:x="8.766cm" svg:y="17.216cm" svg:viewBox="0 0 185 240" svg:d="M106 3c0 4 0 8 0 12 24 0 27 3 27 20 0 23 0 46 0 70-13-12-29-19-49-19-45 0-84 34-84 77 0 42 36 77 80 77 29 0 46-15 52-21 0 7 0 14 0 21 17-1 35-2 53-3 0-4 0-8 0-12-24 0-27-3-27-20 0-68 0-137 0-205-17 1-34 2-52 3zM132 201c-10 15-27 29-49 29-20 0-34-11-41-21s-11-24-11-46c0-8 0-33 15-49 13-15 30-19 41-19 15 0 31 8 40 21 5 4 5 5 5 11 0 25 0 49 0 74z">
              <text:p/>
            </draw:path>
            <draw:path draw:style-name="gr3" draw:text-style-name="P3" draw:layer="layout" svg:width="0.325cm" svg:height="0.113cm" svg:x="9.156cm" svg:y="17.201cm" svg:viewBox="0 0 326 114" svg:d="M309 20c9 0 17 0 17-10s-8-10-15-10c-99 0-197 0-296 0-7 0-15 0-15 10s8 10 17 10c97 0 195 0 292 0zM311 114c7 0 15 0 15-9 0-10-8-10-17-10-97 0-195 0-292 0-9 0-17 0-17 10 0 9 8 9 15 9 99 0 197 0 296 0z">
              <text:p/>
            </draw:path>
            <draw:path draw:style-name="gr3" draw:text-style-name="P3" draw:layer="layout" svg:width="0.265cm" svg:height="0.215cm" svg:x="9.66cm" svg:y="17.169cm" svg:viewBox="0 0 266 216" svg:d="M118 29c18 0 37 0 56 0-17 71-21 92-21 126 0 7 0 21 4 36 4 22 10 25 17 25 9 0 21-8 21-18 0-3 0-4-3-11-16-35-16-67-16-81 0-25 5-52 10-77 19 0 37 0 56 0 6 0 24 0 24-16 0-13-10-13-20-13-55 0-110 0-165 0-11 0-29 0-50 24-18 18-31 40-31 43 0 1 0 6 6 6 4 0 5-3 8-7 24-37 53-37 63-37 9 0 19 0 28 0-17 59-42 117-63 162-4 7-4 8-4 11 0 10 8 14 14 14 15 0 18-14 25-32 7-22 7-24 13-47 9-36 18-72 28-108z">
              <text:p/>
            </draw:path>
            <draw:path draw:style-name="gr3" draw:text-style-name="P3" draw:layer="layout" svg:width="0.374cm" svg:height="0.332cm" svg:x="9.965cm" svg:y="17.046cm" svg:viewBox="0 0 375 333" svg:d="M57 296c-4 18-5 22-44 22-7 0-13 0-13 10 0 5 4 5 13 5 54 0 109 0 163 0 103 0 199-103 199-209 0-70-42-124-116-124-55 0-110 0-165 0-9 0-14 0-14 10 0 5 4 5 14 5 7 0 15 0 21 2 8 0 11 1 11 7 0 2 0 4-1 9-23 88-45 175-68 263zM164 33c4-16 5-18 26-18 18 0 36 0 54 0 47 0 88 25 88 91 0 24-10 103-51 158-15 18-53 54-114 54-19 0-37 0-55 0-7 0-8 0-11 0-6 0-7-1-7-6 0-1 0-1 3-11 22-89 44-178 67-268z">
              <text:p/>
            </draw:path>
          </draw:g>
        </draw:g>
      </draw:page>
      <draw:page draw:name="page3" draw:style-name="dp1" draw:master-page-name="Default">
        <draw:frame draw:style-name="gr17" draw:text-style-name="P7" draw:layer="layout" svg:width="4.215cm" svg:height="0.962cm" svg:x="8.239cm" svg:y="9.128cm">
          <draw:text-box>
            <text:p><text:span text:style-name="T2">Liquid Metal</text:span></text:p>
          </draw:text-box>
        </draw:frame>
        <draw:frame draw:style-name="gr18" draw:text-style-name="P8" draw:layer="layout" svg:width="4.456cm" svg:height="1.673cm" svg:x="8.101cm" svg:y="11.668cm">
          <draw:text-box>
            <text:p text:style-name="P1"><text:span text:style-name="T2">Non-Metallic </text:span></text:p>
            <text:p text:style-name="P1"><text:span text:style-name="T2">Liquid</text:span></text:p>
          </draw:text-box>
        </draw:frame>
        <draw:frame draw:style-name="gr19" draw:text-style-name="P8" draw:layer="layout" svg:width="4.699cm" svg:height="3.095cm" svg:x="7.985cm" svg:y="14.462cm">
          <draw:text-box>
            <text:p text:style-name="P1"><text:span text:style-name="T2">Two-phase</text:span></text:p>
            <text:p text:style-name="P1"><text:span text:style-name="T2">Vapor/Liquid </text:span></text:p>
            <text:p text:style-name="P1"><text:span text:style-name="T2">Mixture</text:span></text:p>
          </draw:text-box>
        </draw:frame>
        <draw:frame draw:style-name="gr20" draw:text-style-name="P7" draw:layer="layout" svg:width="4.456cm" svg:height="0.962cm" svg:x="8.101cm" svg:y="18.272cm">
          <draw:text-box>
            <text:p><text:span text:style-name="T2">Vapor or Gas</text:span></text:p>
          </draw:text-box>
        </draw:frame>
      </draw:page>
      <draw:page draw:name="page4" draw:style-name="dp1" draw:master-page-name="Default">
        <draw:custom-shape draw:style-name="gr21" draw:text-style-name="P9" draw:layer="layout" svg:width="2.032cm" svg:height="1.778cm" svg:x="5.572cm" svg:y="13.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2" draw:text-style-name="P4" draw:layer="layout" svg:x1="3.666cm" svg:y1="15.47cm" svg:x2="9.89cm" svg:y2="15.467cm">
          <text:p/>
        </draw:line>
        <draw:custom-shape draw:style-name="gr23" draw:text-style-name="P10" draw:layer="layout" svg:width="0.508cm" svg:height="0.508cm" svg:x="6.334cm" svg:y="13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0" draw:layer="layout" svg:width="0.508cm" svg:height="0.508cm" svg:x="5.344cm" svg:y="15.1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6" draw:layer="layout" svg:width="4.304cm" svg:height="0.889cm" svg:x="2.016cm" svg:y="12.43cm">
          <draw:text-box>
            <text:p><text:span text:style-name="T1">“</text:span><text:span text:style-name="T1">sharp” corners</text:span></text:p>
          </draw:text-box>
        </draw:frame>
        <draw:line draw:style-name="gr25" draw:text-style-name="P4" draw:layer="layout" svg:x1="3.921cm" svg:y1="13.319cm" svg:x2="6.207cm" svg:y2="13.827cm">
          <text:p/>
        </draw:line>
        <draw:line draw:style-name="gr25" draw:text-style-name="P4" draw:layer="layout" svg:x1="3.921cm" svg:y1="13.319cm" svg:x2="5.318cm" svg:y2="15.097cm">
          <text:p/>
        </draw:line>
        <draw:frame draw:style-name="gr26" draw:text-style-name="P6" draw:layer="layout" svg:width="1.645cm" svg:height="0.806cm" svg:x="7.483cm" svg:y="13.91cm">
          <draw:text-box>
            <text:p><text:span text:style-name="T1">n = 2</text:span></text:p>
          </draw:text-box>
        </draw:frame>
        <draw:line draw:style-name="gr25" draw:text-style-name="P4" draw:layer="layout" svg:x1="6.207cm" svg:y1="16.113cm" svg:x2="6.08cm" svg:y2="15.224cm">
          <text:p/>
        </draw:line>
        <draw:g>
          <svg:title>TexMaths</svg:title>
          <svg:desc>14§latex§$\text{angle = }\beta$§svg§600§FALSE§</svg:desc>
          <draw:g>
            <draw:path draw:style-name="gr2" draw:text-style-name="P2" draw:layer="layout" svg:width="2.06cm" svg:height="0.396cm" svg:x="5.576cm" svg:y="16.265cm" svg:viewBox="0 0 2061 397" svg:d="M0 0c687 0 1374 0 2061 0 0 132 0 264 0 397-687 0-1374 0-2061 0 0-133 0-265 0-397z">
              <text:p/>
            </draw:path>
            <draw:path draw:style-name="gr3" draw:text-style-name="P3" draw:layer="layout" svg:width="0.22cm" svg:height="0.224cm" svg:x="5.572cm" svg:y="16.367cm" svg:viewBox="0 0 221 225" svg:d="M143 182c1 19 15 40 37 40 12 0 41-7 41-47 0-9 0-18 0-27-4 0-8 0-13 0 0 9 0 18 0 27 0 29-11 32-16 32-17 0-19-23-19-25 0-33 0-66 0-98 0-21 0-39-18-57-19-20-43-27-67-27-40 0-74 22-74 54 0 16 10 24 22 24 14 0 23-10 23-22 0-7-3-22-25-24 14-17 37-22 53-22 24 0 51 19 51 63 0 6 0 12 0 18-23 1-58 3-89 18-36 17-49 42-49 63 0 40 48 53 78 53 33 0 55-20 65-43zM138 102c0 16 0 33 0 49 0 46-34 63-57 63-24 0-43-17-43-42 0-27 21-67 100-70z">
              <text:p/>
            </draw:path>
            <draw:path draw:style-name="gr3" draw:text-style-name="P3" draw:layer="layout" svg:width="0.245cm" svg:height="0.216cm" svg:x="5.813cm" svg:y="16.37cm" svg:viewBox="0 0 246 217" svg:d="M38 47c0 44 0 88 0 132 0 22-6 22-38 22 0 5 0 10 0 16 17-2 42-2 55-2 14 0 39 0 56 2 0-6 0-11 0-16-34 0-40 0-40-22 0-30 0-61 0-91 0-50 35-78 67-78 31 0 37 26 37 54 0 38 0 77 0 115 0 22-6 22-39 22 0 5 0 10 0 16 18-2 43-2 56-2 12 0 39 0 54 2 0-6 0-11 0-16-25 0-38 0-38-15 0-31 0-63 0-94 0-42 0-57-15-74-7-8-22-18-52-18-35 0-58 21-72 50 0-16 0-33 0-50-23 1-46 3-69 4 0 5 0 10 0 16 34 0 38 4 38 27z">
              <text:p/>
            </draw:path>
            <draw:path draw:style-name="gr3" draw:text-style-name="P3" draw:layer="layout" svg:width="0.224cm" svg:height="0.322cm" svg:x="6.083cm" svg:y="16.364cm" svg:viewBox="0 0 225 323" svg:d="M97 137c-44 0-44-49-44-60 0-13 0-28 9-41 4-5 15-19 35-19 41 0 41 49 41 60 0 12 0 29-6 40-5 7-16 20-35 20zM39 156c0-1 0-12 9-22 19 13 39 14 49 14 44 0 79-33 79-71 0-18-8-36-21-48 18-16 35-19 45-19 1 0 3 0 4 1-5 2-7 7-7 13 0 8 6 14 14 14 4 0 14-3 14-14 0-9-5-24-25-24-10 0-31 3-52 22-21-15-42-16-51-16-47 0-80 33-80 71 0 21 10 40 22 50-5 7-15 24-15 41 0 15 7 33 22 43-29 8-46 29-46 49 0 36 49 63 109 63 59 0 109-25 109-63 0-18-7-42-32-56s-54-14-84-14c-12 0-33 0-36 0-17-3-27-18-27-34zM109 312c-49 0-82-26-82-52 0-23 18-41 40-42 9 0 19 0 28 0 42 0 98 0 98 42 0 26-35 52-84 52z">
              <text:p/>
            </draw:path>
            <draw:path draw:style-name="gr3" draw:text-style-name="P3" draw:layer="layout" svg:width="0.108cm" svg:height="0.34cm" svg:x="6.332cm" svg:y="16.246cm" svg:viewBox="0 0 109 341" svg:d="M70 0c-23 2-47 4-70 6 0 5 0 10 0 15 34 0 38 3 38 28 0 85 0 169 0 254 0 22-6 22-38 22 0 6 0 11 0 16 15-2 42-2 55-2 12 0 36 0 54 2 0-5 0-10 0-16-33 0-39 0-39-22 0-101 0-202 0-303z">
              <text:p/>
            </draw:path>
            <draw:path draw:style-name="gr3" draw:text-style-name="P3" draw:layer="layout" svg:width="0.189cm" svg:height="0.224cm" svg:x="6.466cm" svg:y="16.367cm" svg:viewBox="0 0 190 225" svg:d="M41 95c2-73 44-85 61-85 50 0 55 67 55 85-39 0-78 0-116 0zM41 106c45 0 91 0 137 0 9 0 12 0 12-11 0-48-26-95-88-95-57 0-102 50-102 112 0 65 50 113 108 113 60 0 82-55 82-64 0-6-4-6-7-6-4 0-5 3-7 7-17 50-61 50-65 50-26 0-45-15-56-33-14-24-14-56-14-73z">
              <text:p/>
            </draw:path>
            <draw:path draw:style-name="gr3" draw:text-style-name="P3" draw:layer="layout" svg:width="0.325cm" svg:height="0.114cm" svg:x="6.862cm" svg:y="16.406cm" svg:viewBox="0 0 326 115" svg:d="M309 20c7 0 17 0 17-10s-10-10-15-10c-99 0-197 0-296 0-7 0-15 0-15 10s8 10 17 10c97 0 195 0 292 0zM311 115c5 0 15 0 15-10s-10-10-17-10c-97 0-195 0-292 0-9 0-17 0-17 10s8 10 15 10c99 0 197 0 296 0z">
              <text:p/>
            </draw:path>
            <draw:path draw:style-name="gr3" draw:text-style-name="P3" draw:layer="layout" svg:width="0.267cm" svg:height="0.44cm" svg:x="7.394cm" svg:y="16.24cm" svg:viewBox="0 0 268 441" svg:d="M268 67c0-36-27-67-68-67-28 0-42 8-58 21-28 20-55 67-65 103-25 104-51 208-77 312-1 3 2 5 6 5s6-1 6-2c11-46 23-91 35-136 8 29 30 48 65 48 36 0 73-17 95-38 24-24 40-55 40-91 0-35-19-61-35-73 28-16 56-47 56-82zM179 148c-7 3-12 4-23 4-7 0-17 0-23-3 2-4 20-2 25-2 10 0 14 0 21 1zM240 56c0 35-19 70-44 85-14-6-24-7-38-7-11 0-37 0-37 17-2 14 25 11 33 11 18 0 25 0 41-6 18 19 21 33 21 56 1 28-11 65-24 84-20 27-53 45-81 45-36 0-56-29-56-64 0-5 0-13 3-21 10-42 21-83 32-125 10-42 46-120 105-120 28 0 45 16 45 45z">
              <text:p/>
            </draw:path>
          </draw:g>
        </draw:g>
      </draw:page>
      <draw:page draw:name="page5" draw:style-name="dp1" draw:master-page-name="Default">
        <draw:frame draw:style-name="gr27" draw:text-style-name="P5" draw:layer="layout" svg:width="19.589cm" svg:height="6.122cm" draw:transform="rotate (-1.56782926706651) translate (15.674cm 5.699cm)">
          <draw:image xlink:href="Pictures/1000020100000383000001197A346B434AF17411.png" xlink:type="simple" xlink:show="embed" xlink:actuate="onLoad" loext:mime-type="image/png">
            <text:p/>
          </draw:image>
        </draw:frame>
      </draw:page>
      <draw:page draw:name="page6" draw:style-name="dp1" draw:master-page-name="Default">
        <draw:custom-shape draw:style-name="gr28" draw:text-style-name="P1" draw:layer="layout" svg:width="1.905cm" svg:height="1.778cm" svg:x="5.064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1.905cm" svg:height="1.778cm" svg:x="7.477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1.905cm" svg:height="1.778cm" svg:x="7.477cm" svg:y="12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1.905cm" svg:height="1.778cm" svg:x="5.064cm" svg:y="12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0.127cm" svg:height="5.588cm" svg:x="7.135cm" svg:y="9.63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127cm" svg:height="5.588cm" draw:transform="rotate (1.5685273987673) translate (4.404cm 12.552cm)">
          <text:p/>
          <draw:enhanced-geometry svg:viewBox="0 0 21600 21600" draw:type="rectangle" draw:enhanced-path="M 0 0 L 21600 0 21600 21600 0 21600 0 0 Z N"/>
        </draw:custom-shape>
        <draw:line draw:style-name="gr30" draw:text-style-name="P4" draw:layer="layout" svg:x1="6.015cm" svg:y1="9.763cm" svg:x2="6.015cm" svg:y2="15.478cm">
          <text:p/>
        </draw:line>
        <draw:line draw:style-name="gr30" draw:text-style-name="P4" draw:layer="layout" svg:x1="8.48cm" svg:y1="9.764cm" svg:x2="8.48cm" svg:y2="15.479cm">
          <text:p/>
        </draw:line>
        <draw:line draw:style-name="gr30" draw:text-style-name="P4" draw:layer="layout" svg:x1="4.429cm" svg:y1="11.388cm" svg:x2="10.144cm" svg:y2="11.415cm">
          <text:p/>
        </draw:line>
        <draw:line draw:style-name="gr30" draw:text-style-name="P4" draw:layer="layout" svg:x1="4.43cm" svg:y1="13.588cm" svg:x2="10.145cm" svg:y2="13.615cm">
          <text:p/>
        </draw:line>
        <draw:line draw:style-name="gr31" draw:text-style-name="P4" draw:layer="layout" svg:x1="10.906cm" svg:y1="11.414cm" svg:x2="10.906cm" svg:y2="13.573cm">
          <text:p/>
        </draw:line>
        <draw:frame draw:style-name="gr32" draw:text-style-name="P6" draw:layer="layout" svg:width="0.832cm" svg:height="0.806cm" svg:x="11.251cm" svg:y="11.976cm">
          <draw:text-box>
            <text:p><text:span text:style-name="T1">P</text:span></text:p>
          </draw:text-box>
        </draw:frame>
        <draw:line draw:style-name="gr31" draw:text-style-name="P4" draw:layer="layout" svg:x1="6.054cm" svg:y1="9.509cm" svg:x2="8.467cm" svg:y2="9.509cm">
          <text:p/>
        </draw:line>
        <draw:frame draw:style-name="gr32" draw:text-style-name="P6" draw:layer="layout" svg:width="0.832cm" svg:height="0.806cm" svg:x="6.842cm" svg:y="8.703cm">
          <draw:text-box>
            <text:p><text:span text:style-name="T1">P</text:span></text:p>
          </draw:text-box>
        </draw:frame>
        <draw:line draw:style-name="gr33" draw:text-style-name="P4" draw:layer="layout" svg:x1="4.556cm" svg:y1="11.795cm" svg:x2="4.556cm" svg:y2="12.43cm">
          <text:p/>
        </draw:line>
        <draw:line draw:style-name="gr33" draw:text-style-name="P4" draw:layer="layout" svg:x1="4.556cm" svg:y1="13.192cm" svg:x2="4.556cm" svg:y2="12.557cm">
          <text:p/>
        </draw:line>
        <draw:frame draw:style-name="gr34" draw:text-style-name="P6" draw:layer="layout" svg:width="0.667cm" svg:height="0.806cm" svg:x="3.667cm" svg:y="12.049cm">
          <draw:text-box>
            <text:p><text:span text:style-name="T1">t</text:span></text:p>
          </draw:text-box>
        </draw:frame>
        <draw:custom-shape draw:style-name="gr35" draw:text-style-name="P11" draw:layer="layout" svg:width="2.54cm" svg:height="2.159cm" svg:x="5.953cm" svg:y="11.414cm">
          <text:p/>
          <draw:enhanced-geometry svg:viewBox="0 0 21600 21600" draw:type="rectangle" draw:enhanced-path="M 0 0 L 21600 0 21600 21600 0 21600 0 0 Z N"/>
        </draw:custom-shape>
        <draw:frame draw:style-name="gr36" draw:text-style-name="P6" draw:layer="layout" svg:width="3.715cm" svg:height="0.806cm" svg:x="9.001cm" svg:y="14.418cm">
          <draw:text-box>
            <text:p><text:span text:style-name="T1">Flow Channel</text:span></text:p>
          </draw:text-box>
        </draw:frame>
        <draw:line draw:style-name="gr37" draw:text-style-name="P4" draw:layer="layout" svg:x1="8.874cm" svg:y1="14.843cm" svg:x2="8.112cm" svg:y2="13.827cm">
          <text:p/>
        </draw:line>
      </draw:page>
      <draw:page draw:name="page7" draw:style-name="dp1" draw:master-page-name="Default">
        <draw:frame draw:style-name="gr38" draw:text-style-name="P12" draw:layer="layout" svg:width="0.502cm" svg:height="1.187cm" svg:x="7.519cm" svg:y="13.861cm">
          <draw:text-box>
            <text:p/>
          </draw:text-box>
        </draw:frame>
        <draw:frame draw:style-name="gr39" draw:text-style-name="P1" draw:layer="layout" svg:width="10.632cm" svg:height="11.557cm" svg:x="8.021cm" svg:y="8.112cm">
          <draw:image xlink:href="Pictures/100002010000022800000258367E6F8DD09F4157.png" xlink:type="simple" xlink:show="embed" xlink:actuate="onLoad" loext:mime-type="image/png">
            <text:p/>
          </draw:image>
        </draw:frame>
        <draw:line draw:style-name="gr40" draw:text-style-name="P4" draw:layer="layout" svg:x1="13.7cm" svg:y1="16.748cm" svg:x2="13.7cm" svg:y2="18.272cm">
          <text:p/>
        </draw:line>
        <draw:line draw:style-name="gr40" draw:text-style-name="P4" draw:layer="layout" svg:x1="13.7cm" svg:y1="18.399cm" svg:x2="13.7cm" svg:y2="19.542cm">
          <text:p/>
        </draw:line>
        <draw:frame draw:style-name="gr41" draw:text-style-name="P14" draw:layer="layout" svg:width="3.937cm" svg:height="1.062cm" svg:x="5.826cm" svg:y="12.511cm">
          <draw:text-box>
            <text:p text:style-name="P13"><text:span text:style-name="T3">downcomer</text:span></text:p>
          </draw:text-box>
        </draw:frame>
        <draw:frame draw:style-name="gr24" draw:text-style-name="P15" draw:layer="layout" svg:width="2.159cm" svg:height="1.361cm" svg:x="13.954cm" svg:y="18.308cm">
          <draw:text-box>
            <text:p><text:span text:style-name="T4">lower</text:span></text:p>
            <text:p><text:span text:style-name="T4">riser</text:span></text:p>
          </draw:text-box>
        </draw:frame>
        <draw:frame draw:style-name="gr42" draw:text-style-name="P17" draw:layer="layout" svg:width="1.328cm" svg:height="0.725cm" svg:x="14.081cm" svg:y="17.039cm">
          <draw:text-box>
            <text:p text:style-name="P16"><text:span text:style-name="T5">core</text:span></text:p>
          </draw:text-box>
        </draw:frame>
        <draw:custom-shape draw:style-name="gr43" draw:text-style-name="P18" draw:layer="layout" svg:width="1.397cm" svg:height="0.635cm" svg:x="7.858cm" svg:y="17.129cm">
          <text:p/>
          <draw:enhanced-geometry svg:viewBox="0 0 21600 21600" draw:type="rectangle" draw:enhanced-path="M 0 0 L 21600 0 21600 21600 0 21600 0 0 Z N"/>
        </draw:custom-shape>
        <draw:line draw:style-name="gr40" draw:text-style-name="P4" draw:layer="layout" svg:x1="8.874cm" svg:y1="10.398cm" svg:x2="9.001cm" svg:y2="19.41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Dark_20_Downward_20_Diagonal" draw:display-name="Dark Downward Diagonal" xlink:href="Pictures/100000000000000800000008FAA3659C24F98C48.png" xlink:type="simple" xlink:show="embed" xlink:actuate="onLoad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0T11:18:15.629680319</meta:creation-date>
    <meta:generator>LibreOffice/6.4.7.2$Linux_X86_64 LibreOffice_project/40$Build-2</meta:generator>
    <dc:date>2022-06-24T09:35:45.498207354</dc:date>
    <meta:editing-duration>PT4H27M37S</meta:editing-duration>
    <meta:editing-cycles>8</meta:editing-cycles>
    <meta:document-statistic meta:object-count="199"/>
  </office:meta>
</office:document-meta>
</file>